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90000000F51002DA054788DD4.png" manifest:media-type="image/png"/>
  <manifest:file-entry manifest:full-path="Pictures/1000000000000020000000204B249CA79A42C6D7.png" manifest:media-type="image/png"/>
  <manifest:file-entry manifest:full-path="Pictures/10000201000000100000000EDEACD7E4AF3CB66B.png" manifest:media-type="image/png"/>
  <manifest:file-entry manifest:full-path="Pictures/100002010000000E0000000E35B1EAB7210D69F0.png" manifest:media-type="image/png"/>
  <manifest:file-entry manifest:full-path="Pictures/100006EB000000EF000000F008DE6DF8DFCC2511.svg" manifest:media-type="image/svg+xml"/>
  <manifest:file-entry manifest:full-path="Pictures/100002010000000F0000000EDE9EF352F3BB0ADC.png" manifest:media-type="image/png"/>
  <manifest:file-entry manifest:full-path="Pictures/1000061100000114000000F0025440BE11D31D47.svg" manifest:media-type="image/svg+xml"/>
  <manifest:file-entry manifest:full-path="Pictures/10000BED000001BD00000104C8A179BC68F73F9E.svg" manifest:media-type="image/svg+xml"/>
  <manifest:file-entry manifest:full-path="Pictures/100009D20000010E000000F0773B0B379F3E92E5.svg" manifest:media-type="image/svg+xml"/>
  <manifest:file-entry manifest:full-path="Pictures/10000CD3000001AC00000104B1FB604F8453E002.svg" manifest:media-type="image/svg+xml"/>
  <manifest:file-entry manifest:full-path="Pictures/10000201000000180000000F1BE8C407CCF3138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25cm" fo:min-width="14.5cm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="none" draw:textarea-vertical-align="top" fo:min-height="1.423cm"/>
    </style:style>
    <style:style style:name="gr4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98cm" fo:min-width="1.44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7cm" fo:min-width="1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3.77cm" fo:min-width="1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2.25cm" fo:min-width="3cm" fo:padding-top="0.165cm" fo:padding-bottom="0.165cm" fo:padding-left="0.29cm" fo:padding-right="0.29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813cm"/>
    </style:style>
    <style:style style:name="gr11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2.17cm" fo:min-width="2.9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7cm" fo:min-width="5.62cm" fo:padding-top="0.165cm" fo:padding-bottom="0.165cm" fo:padding-left="0.29cm" fo:padding-right="0.29cm"/>
    </style:style>
    <style:style style:name="gr13" style:family="graphic" style:parent-style-name="standard">
      <style:graphic-properties draw:textarea-vertical-align="middle" draw:auto-grow-height="false" fo:min-height="1.501cm" fo:min-width="1.751cm"/>
    </style:style>
    <style:style style:name="gr14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7cm" fo:min-width="5.108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7cm" fo:min-width="5.191cm" fo:padding-top="0.165cm" fo:padding-bottom="0.165cm" fo:padding-left="0.29cm" fo:padding-right="0.29cm"/>
    </style:style>
    <style:style style:name="gr16" style:family="graphic" style:parent-style-name="standard">
      <style:graphic-properties draw:textarea-horizontal-align="justify" draw:textarea-vertical-align="middle" draw:auto-grow-height="false" fo:min-height="0.552cm" fo:min-width="0.25cm"/>
    </style:style>
    <style:style style:name="gr17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3.47cm" fo:min-width="2.92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0.795cm" fo:min-width="0.92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7cm" fo:min-width="1.42cm" fo:padding-top="0.165cm" fo:padding-bottom="0.165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0.5cm" fo:min-width="0.375cm"/>
    </style:style>
    <style:style style:name="gr21" style:family="graphic" style:parent-style-name="standard">
      <style:graphic-properties svg:stroke-width="0.127cm" svg:stroke-color="#000000" draw:marker-start-width="0cm" draw:marker-end-width="0cm" draw:fill-color="#fff9ae" draw:textarea-vertical-align="middle" fo:padding-top="0.189cm" fo:padding-bottom="0.189cm" fo:padding-left="0.314cm" fo:padding-right="0.314cm"/>
    </style:style>
    <style:style style:name="gr2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127cm" draw:marker-start-width="0.572cm" draw:marker-end-width="0.572cm" draw:fill="none" draw:textarea-vertical-align="middle" fo:padding-top="0.189cm" fo:padding-bottom="0.189cm" fo:padding-left="0.314cm" fo:padding-right="0.314cm"/>
    </style:style>
    <style:style style:name="gr2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5" style:family="graphic" style:parent-style-name="standard">
      <style:graphic-properties draw:stroke="none" svg:stroke-width="0.035cm" draw:stroke-linejoin="miter" draw:fill="solid" draw:fill-color="#000000"/>
    </style:style>
    <style:style style:name="gr26" style:family="graphic" style:parent-style-name="standard">
      <style:graphic-properties draw:stroke="none" svg:stroke-color="#000000" draw:fill="none" draw:fill-color="#ffffff" fo:min-height="1.75cm"/>
    </style:style>
    <style:style style:name="gr27" style:family="graphic" style:parent-style-name="standard">
      <style:graphic-properties draw:stroke="solid" svg:stroke-width="0.13cm" svg:stroke-color="#000000" draw:marker-start-width="0.395cm" draw:marker-end-width="0.395cm" draw:fill-color="#ffd320" draw:textarea-horizontal-align="center" draw:textarea-vertical-align="middle" fo:padding-top="0.254cm" fo:padding-bottom="0.254cm" fo:padding-left="0.379cm" fo:padding-right="0.379cm"/>
    </style:style>
    <style:style style:name="gr28" style:family="graphic" style:parent-style-name="standard">
      <style:graphic-properties svg:stroke-width="0.127cm" svg:stroke-color="#000000" draw:marker-start-width="0cm" draw:marker-end-width="0cm" draw:fill-color="#ffd320" draw:textarea-vertical-align="middle" fo:padding-top="0.189cm" fo:padding-bottom="0.189cm" fo:padding-left="0.314cm" fo:padding-right="0.314cm"/>
    </style:style>
    <style:style style:name="gr29" style:family="graphic" style:parent-style-name="standard">
      <style:graphic-properties draw:stroke="solid" svg:stroke-width="0.13cm" svg:stroke-color="#000000" draw:marker-start-width="0.395cm" draw:marker-end-width="0.395cm" draw:fill-color="#fff9ae" draw:textarea-horizontal-align="center" draw:textarea-vertical-align="middle" fo:padding-top="0.254cm" fo:padding-bottom="0.254cm" fo:padding-left="0.379cm" fo:padding-right="0.379cm"/>
    </style:style>
    <style:style style:name="gr30" style:family="graphic" style:parent-style-name="standard">
      <style:graphic-properties draw:textarea-horizontal-align="justify" draw:textarea-vertical-align="middle" draw:auto-grow-height="false" fo:min-height="1cm" fo:min-width="1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bcc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center"/>
      <style:text-properties style:text-underline-style="none"/>
    </style:style>
    <style:style style:name="P8" style:family="paragraph">
      <loext:graphic-properties draw:fill-color="#fffbcc"/>
      <style:paragraph-properties fo:text-align="center"/>
      <style:text-properties style:text-underline-style="none"/>
    </style:style>
    <style:style style:name="P9" style:family="paragraph">
      <style:paragraph-properties fo:text-align="center"/>
      <style:text-properties style:text-underline-style="none"/>
    </style:style>
    <style:style style:name="P10" style:family="paragraph">
      <loext:graphic-properties draw:fill="none"/>
      <style:paragraph-properties fo:text-align="center"/>
      <style:text-properties fo:font-size="26pt" style:text-underline-style="none" style:font-size-asian="26pt" style:font-size-complex="26pt"/>
    </style:style>
    <style:style style:name="P11" style:family="paragraph">
      <loext:graphic-properties draw:fill="solid" draw:fill-color="#ffffff" draw:opacity="0%"/>
      <style:text-properties style:text-underline-style="none"/>
    </style:style>
    <style:style style:name="P12" style:family="paragraph">
      <loext:graphic-properties draw:fill="solid" draw:fill-color="#000000"/>
      <style:text-properties style:text-underline-style="none"/>
    </style:style>
    <style:style style:name="P13" style:family="paragraph">
      <loext:graphic-properties draw:fill-color="#fffbcc"/>
      <style:paragraph-properties fo:text-align="center"/>
      <style:text-properties fo:font-style="italic" style:text-underline-style="none" style:font-style-asian="italic" style:font-style-complex="italic"/>
    </style:style>
    <style:style style:name="P14" style:family="paragraph">
      <loext:graphic-properties draw:fill-color="#fff9ae"/>
      <style:paragraph-properties fo:text-align="center"/>
      <style:text-properties style:text-underline-style="solid" style:text-underline-width="auto" style:text-underline-color="font-color"/>
    </style:style>
    <style:style style:name="P15" style:family="paragraph">
      <style:paragraph-properties fo:text-align="center"/>
      <style:text-properties style:text-underline-style="solid" style:text-underline-width="auto" style:text-underline-color="font-color"/>
    </style:style>
    <style:style style:name="P1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loext:graphic-properties draw:fill="solid" draw:fill-color="#ffffff" draw:opacity="0%"/>
      <style:text-properties style:text-underline-style="solid" style:text-underline-width="auto" style:text-underline-color="font-color"/>
    </style:style>
    <style:style style:name="P18" style:family="paragraph">
      <loext:graphic-properties draw:fill="solid" draw:fill-color="#000000"/>
      <style:text-properties style:text-underline-style="solid" style:text-underline-width="auto" style:text-underline-color="font-color"/>
    </style:style>
    <style:style style:name="P19" style:family="paragraph">
      <style:paragraph-properties fo:text-align="center"/>
      <style:text-properties style:font-name="Courier New" fo:font-size="40pt" style:text-underline-style="solid" style:text-underline-width="auto" style:text-underline-color="font-color" style:font-size-asian="44pt" style:font-size-complex="44pt"/>
    </style:style>
    <style:style style:name="P20" style:family="paragraph">
      <loext:graphic-properties draw:fill="none" draw:fill-color="#ffffff"/>
      <style:paragraph-properties fo:text-align="center"/>
      <style:text-properties style:font-name="Courier New" fo:font-size="40pt" style:text-underline-style="solid" style:text-underline-width="auto" style:text-underline-color="font-color" style:font-size-asian="44pt" style:font-size-complex="44pt"/>
    </style:style>
    <style:style style:name="P21" style:family="paragraph">
      <loext:graphic-properties draw:fill-color="#fff9ae"/>
      <style:paragraph-properties fo:text-align="center"/>
    </style:style>
    <style:style style:name="P22" style:family="paragraph">
      <loext:graphic-properties draw:fill-color="#ffd320"/>
      <style:paragraph-properties fo:text-align="center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fo:font-size="26pt" style:font-name-asian="Arial" style:font-size-asian="26pt" style:font-name-complex="Arial" style:font-size-complex="26pt"/>
    </style:style>
    <style:style style:name="T3" style:family="text">
      <style:text-properties style:text-position="-33% 58%" style:font-name="Arial" fo:font-size="26pt" style:font-name-asian="Arial" style:font-size-asian="26pt" style:font-name-complex="Arial" style:font-size-complex="26pt"/>
    </style:style>
    <style:style style:name="T4" style:family="text">
      <style:text-properties style:text-position="0% 100%" style:font-name="Arial" fo:font-size="26pt" style:font-name-asian="Arial" style:font-size-asian="26pt" style:font-name-complex="Arial" style:font-size-complex="26pt"/>
    </style:style>
    <style:style style:name="T5" style:family="text">
      <style:text-properties style:text-position="-33% 58%" style:font-name="Arial" style:font-name-asian="Arial" style:font-name-complex="Arial"/>
    </style:style>
    <style:style style:name="T6" style:family="text"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style:text-position="33% 58%" style:font-name="Arial" fo:font-size="20pt" style:font-name-asian="Arial" style:font-size-asian="20pt" style:font-name-complex="Arial" style:font-size-complex="20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rial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/>
    </style:style>
    <style:style style:name="T9" style:family="text">
      <style:text-properties style:font-name="Arial" style:text-underline-style="none" style:font-name-asian="Arial" style:font-name-complex="Arial"/>
    </style:style>
    <style:style style:name="T10" style:family="text">
      <style:text-properties style:text-underline-style="none"/>
    </style:style>
    <style:style style:name="T11" style:family="text">
      <style:text-properties style:font-name="Arial" fo:font-size="26pt" style:text-underline-style="none" style:font-name-asian="Arial" style:font-size-asian="26pt" style:font-name-complex="Arial" style:font-size-complex="26pt"/>
    </style:style>
    <style:style style:name="T12" style:family="text">
      <style:text-properties style:text-position="-33% 58%" style:font-name="Arial" fo:font-size="26pt" style:text-underline-style="none" style:font-name-asian="Arial" style:font-size-asian="26pt" style:font-name-complex="Arial" style:font-size-complex="26pt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style:font-name="Courier New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5cm" svg:y1="9.8cm" svg:x2="22.5cm" svg:y2="9.8cm">
          <text:p/>
        </draw:line>
        <draw:custom-shape draw:style-name="gr2" draw:text-style-name="P3" draw:layer="layout" svg:width="15cm" svg:height="1.5cm" svg:x="2cm" svg:y="3cm">
          <text:p text:style-name="P2"><text:span text:style-name="T1">ψ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cm" svg:y1="4.5cm" svg:x2="2.6cm" svg:y2="5.5cm">
          <text:p/>
        </draw:line>
        <draw:line draw:style-name="gr1" draw:text-style-name="P1" draw:layer="layout" svg:x1="7.1cm" svg:y1="4.5cm" svg:x2="7.1cm" svg:y2="5.5cm">
          <text:p/>
        </draw:line>
        <draw:line draw:style-name="gr1" draw:text-style-name="P1" draw:layer="layout" svg:x1="11.6cm" svg:y1="4.5cm" svg:x2="11.6cm" svg:y2="5.5cm">
          <text:p/>
        </draw:line>
        <draw:line draw:style-name="gr1" draw:text-style-name="P1" draw:layer="layout" svg:x1="16.1cm" svg:y1="4.5cm" svg:x2="16.1cm" svg:y2="5.5cm">
          <text:p/>
        </draw:line>
        <draw:frame draw:style-name="gr3" draw:text-style-name="P4" draw:layer="layout" svg:width="1.575cm" svg:height="1.673cm" svg:x="1.925cm" svg:y="5.327cm">
          <draw:text-box>
            <text:p text:style-name="P2"><text:span text:style-name="T2">i</text:span><text:span text:style-name="T3">1</text:span></text:p>
          </draw:text-box>
        </draw:frame>
        <draw:frame draw:style-name="gr3" draw:text-style-name="P4" draw:layer="layout" svg:width="1.575cm" svg:height="1.673cm" svg:x="6.525cm" svg:y="5.327cm">
          <draw:text-box>
            <text:p text:style-name="P2"><text:span text:style-name="T2">i</text:span><text:span text:style-name="T3">2</text:span></text:p>
          </draw:text-box>
        </draw:frame>
        <draw:frame draw:style-name="gr3" draw:text-style-name="P4" draw:layer="layout" svg:width="1.575cm" svg:height="1.673cm" svg:x="11.025cm" svg:y="5.327cm">
          <draw:text-box>
            <text:p text:style-name="P2"><text:span text:style-name="T2">i</text:span><text:span text:style-name="T3">3</text:span></text:p>
          </draw:text-box>
        </draw:frame>
        <draw:frame draw:style-name="gr3" draw:text-style-name="P4" draw:layer="layout" svg:width="1.575cm" svg:height="1.673cm" svg:x="15.525cm" svg:y="5.327cm">
          <draw:text-box>
            <text:p text:style-name="P2"><text:span text:style-name="T2">i</text:span><text:span text:style-name="T3">3</text:span></text:p>
          </draw:text-box>
        </draw:frame>
        <draw:custom-shape draw:style-name="gr4" draw:text-style-name="P3" draw:layer="layout" svg:width="2cm" svg:height="1.5cm" svg:x="8cm" svg:y="9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cm" svg:y1="10.5cm" svg:x2="8.9cm" svg:y2="11.5cm">
          <text:p/>
        </draw:line>
        <draw:line draw:style-name="gr1" draw:text-style-name="P1" draw:layer="layout" svg:x1="13cm" svg:y1="10.5cm" svg:x2="13cm" svg:y2="11.5cm">
          <text:p/>
        </draw:line>
        <draw:line draw:style-name="gr1" draw:text-style-name="P1" draw:layer="layout" svg:x1="17.5cm" svg:y1="10.5cm" svg:x2="17.5cm" svg:y2="11.5cm">
          <text:p/>
        </draw:line>
        <draw:line draw:style-name="gr1" draw:text-style-name="P1" draw:layer="layout" svg:x1="22cm" svg:y1="10.5cm" svg:x2="22cm" svg:y2="11.5cm">
          <text:p/>
        </draw:line>
        <draw:frame draw:style-name="gr3" draw:text-style-name="P4" draw:layer="layout" svg:width="1.575cm" svg:height="1.673cm" svg:x="8.325cm" svg:y="11.327cm">
          <draw:text-box>
            <text:p text:style-name="P2"><text:span text:style-name="T2">i</text:span><text:span text:style-name="T3">1</text:span></text:p>
          </draw:text-box>
        </draw:frame>
        <draw:frame draw:style-name="gr3" draw:text-style-name="P4" draw:layer="layout" svg:width="1.575cm" svg:height="1.673cm" svg:x="12.425cm" svg:y="11.327cm">
          <draw:text-box>
            <text:p text:style-name="P2"><text:span text:style-name="T2">i</text:span><text:span text:style-name="T3">2</text:span></text:p>
          </draw:text-box>
        </draw:frame>
        <draw:frame draw:style-name="gr3" draw:text-style-name="P4" draw:layer="layout" svg:width="1.575cm" svg:height="1.673cm" svg:x="16.925cm" svg:y="11.327cm">
          <draw:text-box>
            <text:p text:style-name="P2"><text:span text:style-name="T2">i</text:span><text:span text:style-name="T3">3</text:span></text:p>
          </draw:text-box>
        </draw:frame>
        <draw:frame draw:style-name="gr3" draw:text-style-name="P4" draw:layer="layout" svg:width="1.575cm" svg:height="1.673cm" svg:x="21.425cm" svg:y="11.327cm">
          <draw:text-box>
            <text:p text:style-name="P2"><text:span text:style-name="T2">i</text:span><text:span text:style-name="T3">3</text:span></text:p>
          </draw:text-box>
        </draw:frame>
        <draw:custom-shape draw:style-name="gr4" draw:text-style-name="P3" draw:layer="layout" svg:width="2cm" svg:height="1.5cm" svg:x="12cm" svg:y="9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.5cm" svg:x="16.5cm" svg:y="9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.5cm" svg:x="21cm" svg:y="9cm">
          <text:p text:style-name="P2">D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75cm" svg:height="1.673cm" svg:x="10.5cm" svg:y="8.5cm">
          <draw:text-box>
            <text:p text:style-name="P2"><text:span text:style-name="T4">α</text:span><text:span text:style-name="T3">1</text:span></text:p>
          </draw:text-box>
        </draw:frame>
        <draw:frame draw:style-name="gr3" draw:text-style-name="P4" draw:layer="layout" svg:width="1.575cm" svg:height="1.673cm" svg:x="14.5cm" svg:y="8.5cm">
          <draw:text-box>
            <text:p text:style-name="P2"><text:span text:style-name="T4">α</text:span><text:span text:style-name="T3">2</text:span></text:p>
          </draw:text-box>
        </draw:frame>
        <draw:frame draw:style-name="gr3" draw:text-style-name="P4" draw:layer="layout" svg:width="1.575cm" svg:height="1.673cm" svg:x="19cm" svg:y="8.5cm">
          <draw:text-box>
            <text:p text:style-name="P2"><text:span text:style-name="T4">α</text:span><text:span text:style-name="T3">3</text:span></text:p>
          </draw:text-box>
        </draw:frame>
        <draw:line draw:style-name="gr1" draw:text-style-name="P1" draw:layer="layout" svg:x1="8.5cm" svg:y1="9.8cm" svg:x2="22.5cm" svg:y2="9.8cm">
          <text:p/>
        </draw:line>
        <draw:custom-shape draw:style-name="gr5" draw:text-style-name="P3" draw:layer="layout" svg:width="2cm" svg:height="1.5cm" svg:x="8cm" svg:y="9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cm" svg:y1="10.5cm" svg:x2="8.9cm" svg:y2="11.5cm">
          <text:p/>
        </draw:line>
        <draw:line draw:style-name="gr1" draw:text-style-name="P1" draw:layer="layout" svg:x1="13cm" svg:y1="10.5cm" svg:x2="13cm" svg:y2="11.5cm">
          <text:p/>
        </draw:line>
        <draw:line draw:style-name="gr1" draw:text-style-name="P1" draw:layer="layout" svg:x1="17.5cm" svg:y1="10.5cm" svg:x2="17.5cm" svg:y2="11.5cm">
          <text:p/>
        </draw:line>
        <draw:line draw:style-name="gr1" draw:text-style-name="P1" draw:layer="layout" svg:x1="22cm" svg:y1="10.5cm" svg:x2="22cm" svg:y2="11.5cm">
          <text:p/>
        </draw:line>
        <draw:frame draw:style-name="gr3" draw:text-style-name="P4" draw:layer="layout" svg:width="1.575cm" svg:height="1.673cm" svg:x="8.325cm" svg:y="11.327cm">
          <draw:text-box>
            <text:p text:style-name="P2"><text:span text:style-name="T2">i</text:span><text:span text:style-name="T3">1</text:span></text:p>
          </draw:text-box>
        </draw:frame>
        <draw:frame draw:style-name="gr3" draw:text-style-name="P4" draw:layer="layout" svg:width="1.575cm" svg:height="1.673cm" svg:x="12.425cm" svg:y="11.327cm">
          <draw:text-box>
            <text:p text:style-name="P2"><text:span text:style-name="T2">i</text:span><text:span text:style-name="T3">2</text:span></text:p>
          </draw:text-box>
        </draw:frame>
        <draw:frame draw:style-name="gr3" draw:text-style-name="P4" draw:layer="layout" svg:width="1.575cm" svg:height="1.673cm" svg:x="16.925cm" svg:y="11.327cm">
          <draw:text-box>
            <text:p text:style-name="P2"><text:span text:style-name="T2">i</text:span><text:span text:style-name="T3">3</text:span></text:p>
          </draw:text-box>
        </draw:frame>
        <draw:frame draw:style-name="gr3" draw:text-style-name="P4" draw:layer="layout" svg:width="1.575cm" svg:height="1.673cm" svg:x="21.425cm" svg:y="11.327cm">
          <draw:text-box>
            <text:p text:style-name="P2"><text:span text:style-name="T2">i</text:span><text:span text:style-name="T3">3</text:span></text:p>
          </draw:text-box>
        </draw:frame>
        <draw:custom-shape draw:style-name="gr5" draw:text-style-name="P3" draw:layer="layout" svg:width="2cm" svg:height="1.5cm" svg:x="12cm" svg:y="9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.5cm" svg:y="9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21cm" svg:y="9cm">
          <text:p text:style-name="P2">D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75cm" svg:height="1.673cm" svg:x="10.5cm" svg:y="8.5cm">
          <draw:text-box>
            <text:p text:style-name="P2"><text:span text:style-name="T4">α</text:span><text:span text:style-name="T3">1</text:span></text:p>
          </draw:text-box>
        </draw:frame>
        <draw:frame draw:style-name="gr3" draw:text-style-name="P4" draw:layer="layout" svg:width="1.575cm" svg:height="1.673cm" svg:x="14.5cm" svg:y="8.5cm">
          <draw:text-box>
            <text:p text:style-name="P2"><text:span text:style-name="T4">α</text:span><text:span text:style-name="T3">2</text:span></text:p>
          </draw:text-box>
        </draw:frame>
        <draw:frame draw:style-name="gr3" draw:text-style-name="P4" draw:layer="layout" svg:width="1.575cm" svg:height="1.673cm" svg:x="19cm" svg:y="8.5cm">
          <draw:text-box>
            <text:p text:style-name="P2"><text:span text:style-name="T4">α</text:span><text:span text:style-name="T3">3</text:span></text:p>
          </draw:text-box>
        </draw:frame>
      </draw:page>
      <draw:page draw:name="page2" draw:style-name="dp1" draw:master-page-name="Default">
        <draw:line draw:style-name="gr1" draw:text-style-name="P1" draw:layer="layout" svg:x1="3.5cm" svg:y1="11.2cm" svg:x2="17.5cm" svg:y2="11.2cm">
          <text:p/>
        </draw:line>
        <draw:line draw:style-name="gr1" draw:text-style-name="P1" draw:layer="layout" svg:x1="3.5cm" svg:y1="8.7cm" svg:x2="17.5cm" svg:y2="8.7cm">
          <text:p/>
        </draw:line>
        <draw:custom-shape draw:style-name="gr6" draw:text-style-name="P3" draw:layer="layout" svg:width="2cm" svg:height="4.1cm" svg:x="3cm" svg:y="7.9cm">
          <text:p text:style-name="P2"><text:span text:style-name="T1">O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4.1cm" svg:x="16cm" svg:y="7.9cm">
          <text:p text:style-name="P2"><text:span text:style-name="T1">O</text:span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4.1cm" svg:x="7.3cm" svg:y="7.9cm">
          <text:p text:style-name="P2"><text:span text:style-name="T1">O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4.1cm" svg:x="11.6cm" svg:y="7.9cm">
          <text:p text:style-name="P2"><text:span text:style-name="T1">O</text:span><text:span text:style-name="T5">3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3.8cm" svg:x2="17.5cm" svg:y2="3.8cm">
          <text:p/>
        </draw:line>
        <draw:custom-shape draw:style-name="gr5" draw:text-style-name="P3" draw:layer="layout" svg:width="2cm" svg:height="1.5cm" svg:x="3cm" svg:y="3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cm" svg:y1="4.5cm" svg:x2="3.9cm" svg:y2="5.5cm">
          <text:p/>
        </draw:line>
        <draw:line draw:style-name="gr1" draw:text-style-name="P1" draw:layer="layout" svg:x1="8.3cm" svg:y1="4.5cm" svg:x2="8.3cm" svg:y2="5.5cm">
          <text:p/>
        </draw:line>
        <draw:line draw:style-name="gr1" draw:text-style-name="P1" draw:layer="layout" svg:x1="12.6cm" svg:y1="4.5cm" svg:x2="12.6cm" svg:y2="5.5cm">
          <text:p/>
        </draw:line>
        <draw:line draw:style-name="gr1" draw:text-style-name="P1" draw:layer="layout" svg:x1="17cm" svg:y1="4.5cm" svg:x2="17cm" svg:y2="5.5cm">
          <text:p/>
        </draw:line>
        <draw:custom-shape draw:style-name="gr5" draw:text-style-name="P3" draw:layer="layout" svg:width="2cm" svg:height="1.5cm" svg:x="7.3cm" svg:y="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1.6cm" svg:y="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cm" svg:y="3cm">
          <text:p text:style-name="P2">G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6.3cm" svg:x2="17.5cm" svg:y2="6.3cm">
          <text:p/>
        </draw:line>
        <draw:custom-shape draw:style-name="gr5" draw:text-style-name="P3" draw:layer="layout" svg:width="2cm" svg:height="1.5cm" svg:x="7.3cm" svg:y="5.5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1.6cm" svg:y="5.5cm">
          <text:p text:style-name="P2"><text:span text:style-name="T6">F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cm" svg:y="5.5cm">
          <text:p text:style-name="P2"><text:span text:style-name="T6">H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3cm" svg:y="5.5cm">
          <text:p text:style-name="P2"><text:span text:style-name="T8">B</text:span><text:span text:style-name="T7">*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4§latex§$|\psi\rangle$§svg§600§TRUE§</svg:desc>
          <draw:polygon draw:style-name="gr7" draw:text-style-name="P5" draw:layer="layout" svg:width="1.144cm" svg:height="0.844cm" svg:x="18.5cm" svg:y="3.155cm" svg:viewBox="0 0 1145 845" draw:points="573,845 0,845 0,0 1145,0 1145,845">
            <text:p/>
          </draw:polygon>
          <draw:path draw:style-name="gr8" draw:text-style-name="P6" draw:layer="layout" svg:width="0.036cm" svg:height="0.844cm" svg:x="18.6cm" svg:y="3.155cm" svg:viewBox="0 0 37 845" svg:d="M37 31c0-16 0-31-20-31-17 0-17 15-17 31v783c0 16 0 31 17 31 20 0 20-15 20-31z">
            <text:p/>
          </draw:path>
          <draw:path draw:style-name="gr8" draw:text-style-name="P6" draw:layer="layout" svg:width="0.512cm" svg:height="0.759cm" svg:x="18.759cm" svg:y="3.203cm" svg:viewBox="0 0 513 760" svg:d="M384 21c0-2 2-8 2-11 0-10-6-10-9-10-10 0-10 2-14 17l-140 559c-65-8-96-38-96-94 0-17 0-40 46-157 2-12 8-25 8-43 0-38-27-69-70-69-80 0-111 123-111 131 0 7 8 7 10 7 9 0 9-1 13-15 23-81 58-104 87-104 5 0 21 0 21 27 0 21-8 43-20 73-40 106-40 129-40 142 0 81 65 116 146 121-6 29-6 31-17 77-4 10-21 77-21 81 0 0 0 7 11 7 2 0 6 1 8-3 2-2 8-23 9-35l33-125c31 0 106 0 185-92 34-38 53-75 63-100 8-21 25-96 25-132 0-48-23-60-37-60-21 0-42 21-42 41 0 11 4 15 12 23 9 9 30 30 30 71 0 55-44 124-73 155-74 75-128 75-159 75z">
            <text:p/>
          </draw:path>
          <draw:path draw:style-name="gr8" draw:text-style-name="P6" draw:layer="layout" svg:width="0.189cm" svg:height="0.844cm" svg:x="19.361cm" svg:y="3.155cm" svg:viewBox="0 0 190 845" svg:d="M186 438c4-12 4-14 4-15 0-2 0-4-4-14l-149-390c-6-13-10-19-20-19-9 0-17 8-17 17 0 2 0 4 4 14l152 392-152 391c-4 8-4 10-4 16 0 7 8 15 17 15 12 0 14-8 18-15z">
            <text:p/>
          </draw:path>
        </draw:g>
        <draw:g>
          <svg:title>TexMaths</svg:title>
          <svg:desc>24§latex§$\langle\phi|$§svg§600§TRUE§</svg:desc>
          <draw:polygon draw:style-name="gr7" draw:text-style-name="P5" draw:layer="layout" svg:width="1.067cm" svg:height="0.844cm" svg:x="18.502cm" svg:y="5.858cm" svg:viewBox="0 0 1068 845" draw:points="534,845 0,845 0,0 1068,0 1068,845">
            <text:p/>
          </draw:polygon>
          <draw:path draw:style-name="gr8" draw:text-style-name="P6" draw:layer="layout" svg:width="0.189cm" svg:height="0.844cm" svg:x="18.594cm" svg:y="5.858cm" svg:viewBox="0 0 190 845" svg:d="M186 33c4-10 4-12 4-16 0-9-8-17-17-17-8 0-14 4-19 19l-150 388c-2 6-4 12-4 16 0 1 0 3 4 15l150 388c4 9 7 19 19 19 9 0 17-8 17-15 0-4 0-6-4-16l-151-391z">
            <text:p/>
          </draw:path>
          <draw:path draw:style-name="gr8" draw:text-style-name="P6" draw:layer="layout" svg:width="0.443cm" svg:height="0.76cm" svg:x="18.871cm" svg:y="5.906cm" svg:viewBox="0 0 444 761" svg:d="M328 21c0-2 4-11 4-13 0 0 0-8-11-8-8 0-10 2-12 17l-50 196c-134 4-259 115-259 231 0 80 60 148 163 153-7 27-13 54-19 79-11 40-19 73-19 75 0 10 6 10 9 10 4 0 6-1 10-4 0-2 6-21 8-33l32-127c137-4 260-119 260-232 0-67-44-144-164-152zM167 578c-52-2-111-31-111-117 0-100 73-219 198-231zM277 230c63 4 113 43 113 118 0 99-73 220-202 230z">
            <text:p/>
          </draw:path>
          <draw:path draw:style-name="gr8" draw:text-style-name="P6" draw:layer="layout" svg:width="0.035cm" svg:height="0.844cm" svg:x="19.434cm" svg:y="5.858cm" svg:viewBox="0 0 36 845" svg:d="M36 31c0-16 0-31-19-31-17 0-17 15-17 31v783c0 16 0 31 17 31 19 0 19-15 19-31z">
            <text:p/>
          </draw:path>
        </draw:g>
        <draw:g>
          <svg:title>TexMaths</svg:title>
          <svg:desc>24§latex§$\langle\phi|\psi\rangle$§svg§600§TRUE§</svg:desc>
          <draw:polygon draw:style-name="gr7" draw:text-style-name="P5" draw:layer="layout" svg:width="1.972cm" svg:height="0.844cm" svg:x="18.433cm" svg:y="9.501cm" svg:viewBox="0 0 1973 845" draw:points="987,845 0,845 0,0 1973,0 1973,845">
            <text:p/>
          </draw:polygon>
          <draw:path draw:style-name="gr8" draw:text-style-name="P6" draw:layer="layout" svg:width="0.189cm" svg:height="0.844cm" svg:x="18.525cm" svg:y="9.501cm" svg:viewBox="0 0 190 845" svg:d="M186 33c4-10 4-12 4-16 0-9-8-17-17-17-8 0-14 4-19 19l-150 388c-2 6-4 12-4 16 0 1 0 3 4 15l150 388c3 9 7 19 19 19 9 0 17-8 17-15 0-4 0-6-4-16l-151-391z">
            <text:p/>
          </draw:path>
          <draw:path draw:style-name="gr8" draw:text-style-name="P6" draw:layer="layout" svg:width="0.442cm" svg:height="0.76cm" svg:x="18.801cm" svg:y="9.549cm" svg:viewBox="0 0 443 761" svg:d="M328 21c0-2 4-11 4-13 0 0 0-8-11-8-8 0-10 2-12 17l-50 196c-134 4-259 115-259 231 0 80 59 148 163 153-8 27-13 54-19 79-12 40-19 73-19 75 0 10 6 10 9 10 4 0 6 0 10-4 0-2 6-21 8-33l32-127c137-4 259-119 259-232 0-67-44-144-163-152zM167 578c-52-2-111-31-111-117 0-100 73-219 197-231zM276 230c64 4 114 43 114 118 0 99-73 220-202 230z">
            <text:p/>
          </draw:path>
          <draw:path draw:style-name="gr8" draw:text-style-name="P6" draw:layer="layout" svg:width="0.035cm" svg:height="0.844cm" svg:x="19.364cm" svg:y="9.501cm" svg:viewBox="0 0 36 845" svg:d="M36 31c0-16 0-31-19-31-17 0-17 15-17 31v783c0 16 0 31 17 31 19 0 19-15 19-31z">
            <text:p/>
          </draw:path>
          <draw:path draw:style-name="gr8" draw:text-style-name="P6" draw:layer="layout" svg:width="0.511cm" svg:height="0.76cm" svg:x="19.521cm" svg:y="9.549cm" svg:viewBox="0 0 512 761" svg:d="M384 21c0-2 2-8 2-11 0-10-6-10-10-10-9 0-9 2-13 17l-140 559c-66-8-96-38-96-94 0-17 0-40 46-157 2-12 7-25 7-43 0-38-26-69-69-69-80 0-111 123-111 131 0 7 8 7 10 7 9 0 9-1 13-15 23-81 58-104 86-104 6 0 22 0 22 27 0 21-8 43-20 73-40 106-40 129-40 142 0 81 65 116 146 121-6 29-6 31-17 77-4 10-22 77-22 81 0 0 0 8 12 8 2 0 6 0 8-4 2-2 7-23 9-35l33-125c31 0 105 0 184-92 35-38 54-75 63-100 8-21 25-96 25-132 0-48-23-60-36-60-21 0-42 21-42 41 0 11 4 15 11 23 10 9 31 30 31 71 0 55-44 124-73 155-75 75-129 75-159 75z">
            <text:p/>
          </draw:path>
          <draw:path draw:style-name="gr8" draw:text-style-name="P6" draw:layer="layout" svg:width="0.189cm" svg:height="0.844cm" svg:x="20.124cm" svg:y="9.501cm" svg:viewBox="0 0 190 845" svg:d="M186 438c4-12 4-14 4-15 0-2 0-4-4-14l-150-390c-5-13-9-19-19-19-9 0-17 8-17 17 0 2 0 4 4 14l151 392-151 391c-4 8-4 10-4 16 0 7 8 15 17 15 12 0 14-8 18-15z">
            <text:p/>
          </draw:path>
        </draw:g>
        <draw:g>
          <svg:title>TexMaths</svg:title>
          <svg:desc>24§latex§$\alpha$
§svg§600§TRUE§</svg:desc>
          <draw:polygon draw:style-name="gr7" draw:text-style-name="P5" draw:layer="layout" svg:width="0.544cm" svg:height="0.364cm" svg:x="5.901cm" svg:y="8.065cm" svg:viewBox="0 0 545 365" draw:points="273,365 0,365 0,0 545,0 545,365">
            <text:p/>
          </draw:polygon>
          <draw:path draw:style-name="gr8" draw:text-style-name="P6" draw:layer="layout" svg:width="0.473cm" svg:height="0.383cm" svg:x="5.936cm" svg:y="8.055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latex§$\beta$
§svg§600§TRUE§</svg:desc>
          <draw:polygon draw:style-name="gr7" draw:text-style-name="P5" draw:layer="layout" svg:width="0.522cm" svg:height="0.752cm" svg:x="5.902cm" svg:y="10.465cm" svg:viewBox="0 0 523 753" draw:points="261,753 0,753 0,0 523,0 523,753">
            <text:p/>
          </draw:polygon>
          <draw:path draw:style-name="gr8" draw:text-style-name="P6" draw:layer="layout" svg:width="0.459cm" svg:height="0.76cm" svg:x="5.927cm" svg:y="10.455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</draw:page>
      <draw:page draw:name="page3" draw:style-name="dp1" draw:master-page-name="Default">
        <draw:custom-shape draw:style-name="gr9" draw:text-style-name="P1" draw:layer="layout" svg:width="3.5cm" svg:height="2.5cm" svg:x="22.9cm" svg:y="3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3.8cm" svg:x2="17.5cm" svg:y2="3.8cm">
          <text:p/>
        </draw:line>
        <draw:custom-shape draw:style-name="gr5" draw:text-style-name="P3" draw:layer="layout" svg:width="2cm" svg:height="1.5cm" svg:x="3cm" svg:y="3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cm" svg:y1="4.5cm" svg:x2="3.9cm" svg:y2="5.5cm">
          <text:p/>
        </draw:line>
        <draw:line draw:style-name="gr1" draw:text-style-name="P1" draw:layer="layout" svg:x1="8.3cm" svg:y1="4.5cm" svg:x2="8.3cm" svg:y2="5.5cm">
          <text:p/>
        </draw:line>
        <draw:line draw:style-name="gr1" draw:text-style-name="P1" draw:layer="layout" svg:x1="12.6cm" svg:y1="4.5cm" svg:x2="12.6cm" svg:y2="5.5cm">
          <text:p/>
        </draw:line>
        <draw:line draw:style-name="gr1" draw:text-style-name="P1" draw:layer="layout" svg:x1="17cm" svg:y1="4.5cm" svg:x2="17cm" svg:y2="5.5cm">
          <text:p/>
        </draw:line>
        <draw:custom-shape draw:style-name="gr5" draw:text-style-name="P3" draw:layer="layout" svg:width="2cm" svg:height="1.5cm" svg:x="7.3cm" svg:y="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1.6cm" svg:y="3cm">
          <text:p text:style-name="P2">F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cm" svg:y="3cm">
          <text:p text:style-name="P2">H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6.3cm" svg:x2="17.5cm" svg:y2="6.3cm">
          <text:p/>
        </draw:line>
        <draw:custom-shape draw:style-name="gr5" draw:text-style-name="P3" draw:layer="layout" svg:width="2cm" svg:height="1.5cm" svg:x="7.3cm" svg:y="5.5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1.6cm" svg:y="5.5cm">
          <text:p text:style-name="P2"><text:span text:style-name="T6">F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cm" svg:y="5.5cm">
          <text:p text:style-name="P2"><text:span text:style-name="T6">H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3cm" svg:y="5.5cm">
          <text:p text:style-name="P2"><text:span text:style-name="T8">B</text:span><text:span text:style-name="T7">*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4§latex§$\langle\phi|$§svg§600§TRUE§</svg:desc>
          <draw:polygon draw:style-name="gr7" draw:text-style-name="P5" draw:layer="layout" svg:width="1.067cm" svg:height="0.844cm" svg:x="18.502cm" svg:y="5.858cm" svg:viewBox="0 0 1068 845" draw:points="534,845 0,845 0,0 1068,0 1068,845">
            <text:p/>
          </draw:polygon>
          <draw:path draw:style-name="gr8" draw:text-style-name="P6" draw:layer="layout" svg:width="0.189cm" svg:height="0.844cm" svg:x="18.594cm" svg:y="5.858cm" svg:viewBox="0 0 190 845" svg:d="M186 33c4-10 4-12 4-16 0-9-8-17-17-17-8 0-14 4-19 19l-150 388c-2 6-4 12-4 16 0 1 0 3 4 15l150 388c4 9 7 19 19 19 9 0 17-8 17-15 0-4 0-6-4-16l-151-391z">
            <text:p/>
          </draw:path>
          <draw:path draw:style-name="gr8" draw:text-style-name="P6" draw:layer="layout" svg:width="0.443cm" svg:height="0.76cm" svg:x="18.871cm" svg:y="5.906cm" svg:viewBox="0 0 444 761" svg:d="M328 21c0-2 4-11 4-13 0 0 0-8-11-8-8 0-10 2-12 17l-50 196c-134 4-259 115-259 231 0 80 60 148 163 153-7 27-13 54-19 79-11 40-19 73-19 75 0 10 6 10 9 10 4 0 6-1 10-4 0-2 6-21 8-33l32-127c137-4 260-119 260-232 0-67-44-144-164-152zM167 578c-52-2-111-31-111-117 0-100 73-219 198-231zM277 230c63 4 113 43 113 118 0 99-73 220-202 230z">
            <text:p/>
          </draw:path>
          <draw:path draw:style-name="gr8" draw:text-style-name="P6" draw:layer="layout" svg:width="0.035cm" svg:height="0.844cm" svg:x="19.434cm" svg:y="5.858cm" svg:viewBox="0 0 36 845" svg:d="M36 31c0-16 0-31-19-31-17 0-17 15-17 31v783c0 16 0 31 17 31 19 0 19-15 19-31z">
            <text:p/>
          </draw:path>
        </draw:g>
        <draw:line draw:style-name="gr1" draw:text-style-name="P1" draw:layer="layout" svg:x1="24.68cm" svg:y1="4.5cm" svg:x2="24.68cm" svg:y2="5.5cm">
          <text:p/>
        </draw:line>
        <draw:custom-shape draw:style-name="gr5" draw:text-style-name="P3" draw:layer="layout" svg:width="2cm" svg:height="1.5cm" svg:x="23.68cm" svg:y="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23.68cm" svg:y="5.5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2cm" svg:x="20.5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" draw:text-style-name="P1" draw:layer="layout" svg:x1="3.5cm" svg:y1="9.3cm" svg:x2="17.5cm" svg:y2="9.3cm">
          <text:p/>
        </draw:line>
        <draw:custom-shape draw:style-name="gr5" draw:text-style-name="P3" draw:layer="layout" svg:width="2cm" svg:height="1.5cm" svg:x="3cm" svg:y="8.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cm" svg:y1="10cm" svg:x2="3.9cm" svg:y2="11cm">
          <text:p/>
        </draw:line>
        <draw:line draw:style-name="gr1" draw:text-style-name="P1" draw:layer="layout" svg:x1="8.3cm" svg:y1="10cm" svg:x2="8.3cm" svg:y2="11cm">
          <text:p/>
        </draw:line>
        <draw:line draw:style-name="gr1" draw:text-style-name="P1" draw:layer="layout" svg:x1="12.6cm" svg:y1="10cm" svg:x2="12.6cm" svg:y2="11cm">
          <text:p/>
        </draw:line>
        <draw:line draw:style-name="gr1" draw:text-style-name="P1" draw:layer="layout" svg:x1="17cm" svg:y1="10cm" svg:x2="17cm" svg:y2="11cm">
          <text:p/>
        </draw:line>
        <draw:custom-shape draw:style-name="gr5" draw:text-style-name="P3" draw:layer="layout" svg:width="2cm" svg:height="1.5cm" svg:x="7.3cm" svg:y="8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1.6cm" svg:y="8.5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cm" svg:y="8.5cm">
          <text:p text:style-name="P2">G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11.8cm" svg:x2="17.5cm" svg:y2="11.8cm">
          <text:p/>
        </draw:line>
        <draw:custom-shape draw:style-name="gr5" draw:text-style-name="P3" draw:layer="layout" svg:width="2cm" svg:height="1.5cm" svg:x="7.3cm" svg:y="11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1.6cm" svg:y="11cm">
          <text:p text:style-name="P2"><text:span text:style-name="T6">F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16cm" svg:y="11cm">
          <text:p text:style-name="P2"><text:span text:style-name="T6">H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3cm" svg:y="11cm">
          <text:p text:style-name="P2"><text:span text:style-name="T8">B</text:span><text:span text:style-name="T7">*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4§latex§$|\psi\rangle$§svg§600§TRUE§</svg:desc>
          <draw:polygon draw:style-name="gr7" draw:text-style-name="P5" draw:layer="layout" svg:width="1.144cm" svg:height="0.844cm" svg:x="18.5cm" svg:y="8.655cm" svg:viewBox="0 0 1145 845" draw:points="573,845 0,845 0,0 1145,0 1145,845">
            <text:p/>
          </draw:polygon>
          <draw:path draw:style-name="gr8" draw:text-style-name="P6" draw:layer="layout" svg:width="0.036cm" svg:height="0.844cm" svg:x="18.6cm" svg:y="8.655cm" svg:viewBox="0 0 37 845" svg:d="M37 31c0-16 0-31-20-31-17 0-17 15-17 31v783c0 16 0 31 17 31 20 0 20-15 20-31z">
            <text:p/>
          </draw:path>
          <draw:path draw:style-name="gr8" draw:text-style-name="P6" draw:layer="layout" svg:width="0.512cm" svg:height="0.759cm" svg:x="18.759cm" svg:y="8.703cm" svg:viewBox="0 0 513 760" svg:d="M384 21c0-2 2-8 2-11 0-10-6-10-9-10-10 0-10 2-14 17l-140 559c-65-8-96-38-96-94 0-17 0-40 46-157 2-12 8-25 8-43 0-38-27-69-70-69-80 0-111 123-111 131 0 7 8 7 10 7 9 0 9-1 13-15 23-81 58-104 87-104 5 0 21 0 21 27 0 21-8 43-20 73-40 106-40 129-40 142 0 81 65 116 146 121-6 29-6 31-17 77-4 10-21 77-21 81 0 0 0 7 11 7 2 0 6 1 8-3 2-2 8-23 9-35l33-125c31 0 106 0 185-92 34-38 53-75 63-100 8-21 25-96 25-132 0-48-23-60-37-60-21 0-42 21-42 41 0 11 4 15 12 23 9 9 30 30 30 71 0 55-44 124-73 155-74 75-128 75-159 75z">
            <text:p/>
          </draw:path>
          <draw:path draw:style-name="gr8" draw:text-style-name="P6" draw:layer="layout" svg:width="0.189cm" svg:height="0.844cm" svg:x="19.361cm" svg:y="8.655cm" svg:viewBox="0 0 190 845" svg:d="M186 438c4-12 4-14 4-15 0-2 0-4-4-14l-149-390c-6-13-10-19-20-19-9 0-17 8-17 17 0 2 0 4 4 14l152 392-152 391c-4 8-4 10-4 16 0 7 8 15 17 15 12 0 14-8 18-15z">
            <text:p/>
          </draw:path>
        </draw:g>
        <draw:g>
          <svg:title>TexMaths</svg:title>
          <svg:desc>24§latex§$\langle\phi|$§svg§600§TRUE§</svg:desc>
          <draw:polygon draw:style-name="gr7" draw:text-style-name="P5" draw:layer="layout" svg:width="1.067cm" svg:height="0.844cm" svg:x="18.502cm" svg:y="11.358cm" svg:viewBox="0 0 1068 845" draw:points="534,845 0,845 0,0 1068,0 1068,845">
            <text:p/>
          </draw:polygon>
          <draw:path draw:style-name="gr8" draw:text-style-name="P6" draw:layer="layout" svg:width="0.189cm" svg:height="0.844cm" svg:x="18.594cm" svg:y="11.358cm" svg:viewBox="0 0 190 845" svg:d="M186 33c4-10 4-12 4-16 0-9-8-17-17-17-8 0-14 4-19 19l-150 388c-2 6-4 12-4 16 0 1 0 3 4 15l150 388c4 9 7 19 19 19 9 0 17-8 17-15 0-4 0-6-4-16l-151-391z">
            <text:p/>
          </draw:path>
          <draw:path draw:style-name="gr8" draw:text-style-name="P6" draw:layer="layout" svg:width="0.443cm" svg:height="0.76cm" svg:x="18.871cm" svg:y="11.406cm" svg:viewBox="0 0 444 761" svg:d="M328 21c0-2 4-11 4-13 0 0 0-8-11-8-8 0-10 2-12 17l-50 196c-134 4-259 115-259 231 0 80 60 148 163 153-7 27-13 54-19 79-11 40-19 73-19 75 0 10 6 10 9 10 4 0 6-1 10-4 0-2 6-21 8-33l32-127c137-4 260-119 260-232 0-67-44-144-164-152zM167 578c-52-2-111-31-111-117 0-100 73-219 198-231zM277 230c63 4 113 43 113 118 0 99-73 220-202 230z">
            <text:p/>
          </draw:path>
          <draw:path draw:style-name="gr8" draw:text-style-name="P6" draw:layer="layout" svg:width="0.035cm" svg:height="0.844cm" svg:x="19.434cm" svg:y="11.358cm" svg:viewBox="0 0 36 845" svg:d="M36 31c0-16 0-31-19-31-17 0-17 15-17 31v783c0 16 0 31 17 31 19 0 19-15 19-31z">
            <text:p/>
          </draw:path>
        </draw:g>
        <draw:custom-shape draw:style-name="gr11" draw:text-style-name="P1" draw:layer="layout" svg:width="3.5cm" svg:height="2.5cm" svg:x="23.4cm" svg:y="9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5.18cm" svg:y1="10cm" svg:x2="25.18cm" svg:y2="11cm">
          <text:p/>
        </draw:line>
        <draw:custom-shape draw:style-name="gr5" draw:text-style-name="P3" draw:layer="layout" svg:width="2cm" svg:height="1.5cm" svg:x="24.18cm" svg:y="8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24.18cm" svg:y="11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2cm" svg:x="20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cm" svg:height="4.1cm" svg:x="21.9cm" svg:y="8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4.1cm" svg:x="26.6cm" svg:y="8.5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4§latex§$|\phi\rangle
$§svg§600§TRUE§</svg:desc>
          <draw:polygon draw:style-name="gr7" draw:text-style-name="P5" draw:layer="layout" svg:width="1.067cm" svg:height="0.844cm" svg:x="18.5cm" svg:y="3.356cm" svg:viewBox="0 0 1068 845" draw:points="534,845 0,845 0,0 1068,0 1068,845">
            <text:p/>
          </draw:polygon>
          <draw:path draw:style-name="gr8" draw:text-style-name="P6" draw:layer="layout" svg:width="0.035cm" svg:height="0.844cm" svg:x="18.6cm" svg:y="3.356cm" svg:viewBox="0 0 36 845" svg:d="M36 31c0-16 0-31-19-31-17 0-17 15-17 31v783c0 16 0 31 17 31 19 0 19-15 19-31z">
            <text:p/>
          </draw:path>
          <draw:path draw:style-name="gr8" draw:text-style-name="P6" draw:layer="layout" svg:width="0.443cm" svg:height="0.76cm" svg:x="18.777cm" svg:y="3.404cm" svg:viewBox="0 0 444 761" svg:d="M328 21c0-2 4-11 4-13 0 0 0-8-11-8-8 0-10 2-12 17l-50 196c-134 4-259 115-259 231 0 80 60 148 163 153-7 27-13 54-19 79-11 40-19 73-19 75 0 9 6 10 9 10 4 0 6 0 10-4 0-2 6-21 8-33l32-127c137-4 260-119 260-232 0-67-44-144-164-152zM167 578c-52-2-111-31-111-117 0-100 73-219 198-231zM277 230c63 4 113 43 113 118 0 99-73 220-202 230z">
            <text:p/>
          </draw:path>
          <draw:path draw:style-name="gr8" draw:text-style-name="P6" draw:layer="layout" svg:width="0.189cm" svg:height="0.844cm" svg:x="19.284cm" svg:y="3.356cm" svg:viewBox="0 0 190 845" svg:d="M186 438c4-12 4-14 4-15 0-2 0-4-4-14l-150-390c-5-13-9-19-19-19-9 0-17 8-17 17 0 2 0 4 4 14l152 392-152 391c-4 8-4 10-4 16 0 7 8 15 17 15 12 0 14-8 18-15z">
            <text:p/>
          </draw:path>
        </draw:g>
      </draw:page>
      <draw:page draw:name="page4" draw:style-name="dp1" draw:master-page-name="Default">
        <draw:line draw:style-name="gr1" draw:text-style-name="P7" draw:layer="layout" svg:x1="3cm" svg:y1="2.8cm" svg:x2="17cm" svg:y2="2.8cm">
          <text:p/>
        </draw:line>
        <draw:custom-shape draw:style-name="gr5" draw:text-style-name="P8" draw:layer="layout" svg:width="2cm" svg:height="1.5cm" svg:x="2.5cm" svg:y="2cm">
          <text:p text:style-name="P2"><text:span text:style-name="T9">B</text:span>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.4cm" svg:y1="3.5cm" svg:x2="3.4cm" svg:y2="4.5cm">
          <text:p/>
        </draw:line>
        <draw:line draw:style-name="gr1" draw:text-style-name="P7" draw:layer="layout" svg:x1="7.8cm" svg:y1="3.5cm" svg:x2="7.8cm" svg:y2="4.5cm">
          <text:p/>
        </draw:line>
        <draw:line draw:style-name="gr1" draw:text-style-name="P7" draw:layer="layout" svg:x1="12.1cm" svg:y1="3.5cm" svg:x2="12.1cm" svg:y2="4.5cm">
          <text:p/>
        </draw:line>
        <draw:line draw:style-name="gr1" draw:text-style-name="P7" draw:layer="layout" svg:x1="16.5cm" svg:y1="3.5cm" svg:x2="16.5cm" svg:y2="4.5cm">
          <text:p/>
        </draw:line>
        <draw:custom-shape draw:style-name="gr5" draw:text-style-name="P8" draw:layer="layout" svg:width="2cm" svg:height="1.5cm" svg:x="6.8cm" svg:y="2cm">
          <text:p text:style-name="P2"><text:span text:style-name="T10">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5cm" svg:x="11.1cm" svg:y="2cm">
          <text:p text:style-name="P2"><text:span text:style-name="T10">F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5cm" svg:x="15.5cm" svg:y="2cm">
          <text:p text:style-name="P2"><text:span text:style-name="T10">H</text:span>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cm" svg:y1="6.3cm" svg:x2="17cm" svg:y2="6.3cm">
          <text:p/>
        </draw:line>
        <draw:custom-shape draw:style-name="gr5" draw:text-style-name="P8" draw:layer="layout" svg:width="2cm" svg:height="1.5cm" svg:x="2.5cm" svg:y="5.5cm">
          <text:p text:style-name="P2"><text:span text:style-name="T9">B</text:span>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.4cm" svg:y1="7cm" svg:x2="3.4cm" svg:y2="8cm">
          <text:p/>
        </draw:line>
        <draw:line draw:style-name="gr1" draw:text-style-name="P7" draw:layer="layout" svg:x1="7.8cm" svg:y1="7cm" svg:x2="7.8cm" svg:y2="8cm">
          <text:p/>
        </draw:line>
        <draw:line draw:style-name="gr1" draw:text-style-name="P7" draw:layer="layout" svg:x1="12.1cm" svg:y1="7cm" svg:x2="12.1cm" svg:y2="8cm">
          <text:p/>
        </draw:line>
        <draw:line draw:style-name="gr1" draw:text-style-name="P7" draw:layer="layout" svg:x1="16.5cm" svg:y1="7cm" svg:x2="16.5cm" svg:y2="8cm">
          <text:p/>
        </draw:line>
        <draw:custom-shape draw:style-name="gr12" draw:text-style-name="P8" draw:layer="layout" svg:width="6.2cm" svg:height="1.5cm" svg:x="6.8cm" svg:y="5.5cm">
          <text:p text:style-name="P2"><text:span text:style-name="T10">DF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5cm" svg:x="15.5cm" svg:y="5.5cm">
          <text:p text:style-name="P2"><text:span text:style-name="T10">H</text:span>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cm" svg:y1="9.8cm" svg:x2="17cm" svg:y2="9.8cm">
          <text:p/>
        </draw:line>
        <draw:custom-shape draw:style-name="gr5" draw:text-style-name="P8" draw:layer="layout" svg:width="2cm" svg:height="1.5cm" svg:x="2.5cm" svg:y="9cm">
          <text:p text:style-name="P2"><text:span text:style-name="T9">B</text:span>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.4cm" svg:y1="10.5cm" svg:x2="3.4cm" svg:y2="11.5cm">
          <text:p/>
        </draw:line>
        <draw:line draw:style-name="gr1" draw:text-style-name="P7" draw:layer="layout" svg:x1="7.8cm" svg:y1="10.5cm" svg:x2="7.8cm" svg:y2="11.5cm">
          <text:p/>
        </draw:line>
        <draw:line draw:style-name="gr1" draw:text-style-name="P7" draw:layer="layout" svg:x1="12.1cm" svg:y1="10.5cm" svg:x2="12.1cm" svg:y2="11.5cm">
          <text:p/>
        </draw:line>
        <draw:line draw:style-name="gr1" draw:text-style-name="P7" draw:layer="layout" svg:x1="16.5cm" svg:y1="10.5cm" svg:x2="16.5cm" svg:y2="11.5cm">
          <text:p/>
        </draw:line>
        <draw:custom-shape draw:style-name="gr5" draw:text-style-name="P8" draw:layer="layout" svg:width="2cm" svg:height="1.5cm" svg:x="6.8cm" svg:y="9cm">
          <text:p text:style-name="P2"><text:span text:style-name="T10">D'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5cm" svg:x="11.1cm" svg:y="9cm">
          <text:p text:style-name="P2"><text:span text:style-name="T10">F'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1.5cm" svg:x="15.5cm" svg:y="9cm">
          <text:p text:style-name="P2"><text:span text:style-name="T10">H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.25cm" svg:height="1.75cm" draw:transform="rotate (-1.5707963267949) translate (19.25cm 3.25cm)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9" draw:layer="layout" svg:width="2.25cm" svg:height="1.75cm" draw:transform="rotate (-1.5707963267949) translate (19.25cm 6.75cm)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5" draw:style-name="dp1" draw:master-page-name="Default">
        <draw:line draw:style-name="gr1" draw:text-style-name="P7" draw:layer="layout" svg:x1="5cm" svg:y1="17.5cm" svg:x2="13cm" svg:y2="17.5cm">
          <text:p/>
        </draw:line>
        <draw:line draw:style-name="gr1" draw:text-style-name="P1" draw:layer="layout" svg:x1="4.5cm" svg:y1="14.45cm" svg:x2="5.5cm" svg:y2="14.45cm">
          <text:p/>
        </draw:line>
        <draw:line draw:style-name="gr1" draw:text-style-name="P1" draw:layer="layout" svg:x1="4.5cm" svg:y1="11.55cm" svg:x2="5.5cm" svg:y2="11.55cm">
          <text:p/>
        </draw:line>
        <draw:line draw:style-name="gr1" draw:text-style-name="P1" draw:layer="layout" svg:x1="7.771cm" svg:y1="8.05cm" svg:x2="7.771cm" svg:y2="9.05cm">
          <text:p/>
        </draw:line>
        <draw:line draw:style-name="gr1" draw:text-style-name="P1" draw:layer="layout" svg:x1="3.5cm" svg:y1="2.3cm" svg:x2="20cm" svg:y2="2.3cm">
          <text:p/>
        </draw:line>
        <draw:g>
          <draw:line draw:style-name="gr1" draw:text-style-name="P1" draw:layer="layout" svg:x1="3.9cm" svg:y1="2.8cm" svg:x2="3.9cm" svg:y2="3.8cm">
            <text:p/>
          </draw:line>
          <draw:frame draw:style-name="gr3" draw:text-style-name="P4" draw:layer="layout" svg:width="1.575cm" svg:height="1.673cm" svg:x="3.225cm" svg:y="3.627cm">
            <draw:text-box>
              <text:p text:style-name="P2"><text:span text:style-name="T2">i</text:span><text:span text:style-name="T3">1</text:span></text:p>
            </draw:text-box>
          </draw:frame>
          <draw:line draw:style-name="gr1" draw:text-style-name="P1" draw:layer="layout" svg:x1="3.9cm" svg:y1="2.8cm" svg:x2="3.9cm" svg:y2="3.8cm">
            <text:p/>
          </draw:line>
          <draw:custom-shape draw:style-name="gr5" draw:text-style-name="P3" draw:layer="layout" svg:width="2cm" svg:height="1.5cm" svg:x="3cm" svg:y="1.55cm">
            <text:p text:style-name="P2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" draw:text-style-name="P1" draw:layer="layout" svg:x1="15.312cm" svg:y1="2.78cm" svg:x2="15.312cm" svg:y2="3.78cm">
            <text:p/>
          </draw:line>
          <draw:frame draw:style-name="gr3" draw:text-style-name="P4" draw:layer="layout" svg:width="1.575cm" svg:height="1.673cm" svg:x="14.625cm" svg:y="3.627cm">
            <draw:text-box>
              <text:p text:style-name="P2"><text:span text:style-name="T2">i</text:span><text:span text:style-name="T3">4</text:span></text:p>
            </draw:text-box>
          </draw:frame>
          <draw:line draw:style-name="gr1" draw:text-style-name="P1" draw:layer="layout" svg:x1="15.312cm" svg:y1="2.78cm" svg:x2="15.312cm" svg:y2="3.78cm">
            <text:p/>
          </draw:line>
          <draw:custom-shape draw:style-name="gr5" draw:text-style-name="P3" draw:layer="layout" svg:width="2cm" svg:height="1.5cm" svg:x="14.312cm" svg:y="1.55cm">
            <text:p text:style-name="P2">D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" draw:text-style-name="P1" draw:layer="layout" svg:x1="7.771cm" svg:y1="2.8cm" svg:x2="7.771cm" svg:y2="3.8cm">
            <text:p/>
          </draw:line>
          <draw:frame draw:style-name="gr3" draw:text-style-name="P4" draw:layer="layout" svg:width="1.575cm" svg:height="1.673cm" svg:x="7.084cm" svg:y="3.627cm">
            <draw:text-box>
              <text:p text:style-name="P2"><text:span text:style-name="T2">i</text:span><text:span text:style-name="T3">2</text:span></text:p>
            </draw:text-box>
          </draw:frame>
          <draw:line draw:style-name="gr1" draw:text-style-name="P1" draw:layer="layout" svg:x1="7.771cm" svg:y1="2.8cm" svg:x2="7.771cm" svg:y2="3.8cm">
            <text:p/>
          </draw:line>
          <draw:custom-shape draw:style-name="gr5" draw:text-style-name="P3" draw:layer="layout" svg:width="2cm" svg:height="1.5cm" svg:x="6.771cm" svg:y="1.55cm">
            <text:p text:style-name="P2">B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" draw:text-style-name="P1" draw:layer="layout" svg:x1="11.541cm" svg:y1="2.8cm" svg:x2="11.541cm" svg:y2="3.8cm">
            <text:p/>
          </draw:line>
          <draw:frame draw:style-name="gr3" draw:text-style-name="P4" draw:layer="layout" svg:width="1.575cm" svg:height="1.673cm" svg:x="10.854cm" svg:y="3.627cm">
            <draw:text-box>
              <text:p text:style-name="P2"><text:span text:style-name="T2">i</text:span><text:span text:style-name="T3">3</text:span></text:p>
            </draw:text-box>
          </draw:frame>
          <draw:line draw:style-name="gr1" draw:text-style-name="P1" draw:layer="layout" svg:x1="11.541cm" svg:y1="2.8cm" svg:x2="11.541cm" svg:y2="3.8cm">
            <text:p/>
          </draw:line>
          <draw:custom-shape draw:style-name="gr5" draw:text-style-name="P3" draw:layer="layout" svg:width="2cm" svg:height="1.5cm" svg:x="10.541cm" svg:y="1.55cm">
            <text:p text:style-name="P2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" draw:text-style-name="P1" draw:layer="layout" svg:x1="18.988cm" svg:y1="2.8cm" svg:x2="18.988cm" svg:y2="3.8cm">
            <text:p/>
          </draw:line>
          <draw:frame draw:style-name="gr3" draw:text-style-name="P4" draw:layer="layout" svg:width="1.575cm" svg:height="1.673cm" svg:x="18.301cm" svg:y="3.627cm">
            <draw:text-box>
              <text:p text:style-name="P2"><text:span text:style-name="T2">i</text:span><text:span text:style-name="T3">5</text:span></text:p>
            </draw:text-box>
          </draw:frame>
          <draw:line draw:style-name="gr1" draw:text-style-name="P1" draw:layer="layout" svg:x1="18.988cm" svg:y1="2.8cm" svg:x2="18.988cm" svg:y2="3.8cm">
            <text:p/>
          </draw:line>
          <draw:custom-shape draw:style-name="gr5" draw:text-style-name="P3" draw:layer="layout" svg:width="2cm" svg:height="1.5cm" svg:x="18cm" svg:y="1.57cm">
            <text:p text:style-name="P2">E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3.5cm" svg:y1="7.55cm" svg:x2="20cm" svg:y2="7.55cm">
          <text:p/>
        </draw:line>
        <draw:line draw:style-name="gr1" draw:text-style-name="P1" draw:layer="layout" svg:x1="3.9cm" svg:y1="8.05cm" svg:x2="3.9cm" svg:y2="9.05cm">
          <text:p/>
        </draw:line>
        <draw:frame draw:style-name="gr3" draw:text-style-name="P4" draw:layer="layout" svg:width="1.575cm" svg:height="1.673cm" svg:x="3.225cm" svg:y="8.877cm">
          <draw:text-box>
            <text:p text:style-name="P2"><text:span text:style-name="T2">i</text:span><text:span text:style-name="T3">1</text:span></text:p>
          </draw:text-box>
        </draw:frame>
        <draw:line draw:style-name="gr1" draw:text-style-name="P1" draw:layer="layout" svg:x1="3.9cm" svg:y1="8.05cm" svg:x2="3.9cm" svg:y2="9.05cm">
          <text:p/>
        </draw:line>
        <draw:line draw:style-name="gr1" draw:text-style-name="P1" draw:layer="layout" svg:x1="15.312cm" svg:y1="8.03cm" svg:x2="15.312cm" svg:y2="9.03cm">
          <text:p/>
        </draw:line>
        <draw:frame draw:style-name="gr3" draw:text-style-name="P4" draw:layer="layout" svg:width="1.575cm" svg:height="1.673cm" svg:x="14.625cm" svg:y="8.877cm">
          <draw:text-box>
            <text:p text:style-name="P2"><text:span text:style-name="T2">i</text:span><text:span text:style-name="T3">4</text:span></text:p>
          </draw:text-box>
        </draw:frame>
        <draw:line draw:style-name="gr1" draw:text-style-name="P1" draw:layer="layout" svg:x1="15.312cm" svg:y1="8.03cm" svg:x2="15.312cm" svg:y2="9.03cm">
          <text:p/>
        </draw:line>
        <draw:line draw:style-name="gr1" draw:text-style-name="P1" draw:layer="layout" svg:x1="7.771cm" svg:y1="8.05cm" svg:x2="7.771cm" svg:y2="9.05cm">
          <text:p/>
        </draw:line>
        <draw:frame draw:style-name="gr3" draw:text-style-name="P4" draw:layer="layout" svg:width="1.575cm" svg:height="1.673cm" svg:x="7.084cm" svg:y="8.877cm">
          <draw:text-box>
            <text:p text:style-name="P2"><text:span text:style-name="T2">i</text:span><text:span text:style-name="T3">2</text:span></text:p>
          </draw:text-box>
        </draw:frame>
        <draw:g>
          <draw:line draw:style-name="gr1" draw:text-style-name="P1" draw:layer="layout" svg:x1="11.541cm" svg:y1="8.05cm" svg:x2="11.541cm" svg:y2="9.05cm">
            <text:p/>
          </draw:line>
          <draw:frame draw:style-name="gr3" draw:text-style-name="P4" draw:layer="layout" svg:width="1.575cm" svg:height="1.673cm" svg:x="10.854cm" svg:y="8.877cm">
            <draw:text-box>
              <text:p text:style-name="P2"><text:span text:style-name="T2">i</text:span><text:span text:style-name="T3">3</text:span></text:p>
            </draw:text-box>
          </draw:frame>
          <draw:line draw:style-name="gr1" draw:text-style-name="P1" draw:layer="layout" svg:x1="11.541cm" svg:y1="8.05cm" svg:x2="11.541cm" svg:y2="9.05cm">
            <text:p/>
          </draw:line>
          <draw:custom-shape draw:style-name="gr5" draw:text-style-name="P3" draw:layer="layout" svg:width="2cm" svg:height="1.5cm" svg:x="10.541cm" svg:y="6.8cm">
            <text:p text:style-name="P2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18.988cm" svg:y1="8.05cm" svg:x2="18.988cm" svg:y2="9.05cm">
          <text:p/>
        </draw:line>
        <draw:frame draw:style-name="gr3" draw:text-style-name="P4" draw:layer="layout" svg:width="1.575cm" svg:height="1.673cm" svg:x="18.301cm" svg:y="8.877cm">
          <draw:text-box>
            <text:p text:style-name="P2"><text:span text:style-name="T2">i</text:span><text:span text:style-name="T3">5</text:span></text:p>
          </draw:text-box>
        </draw:frame>
        <draw:line draw:style-name="gr1" draw:text-style-name="P1" draw:layer="layout" svg:x1="18.988cm" svg:y1="8.05cm" svg:x2="18.988cm" svg:y2="9.05cm">
          <text:p/>
        </draw:line>
        <draw:custom-shape draw:style-name="gr14" draw:text-style-name="P3" draw:layer="layout" svg:width="5.688cm" svg:height="1.5cm" svg:x="14.312cm" svg:y="6.82cm">
          <text:p text:style-name="P2">R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771cm" svg:height="1.5cm" svg:x="3cm" svg:y="6.8cm">
          <text:p text:style-name="P2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.5cm" svg:height="1cm" svg:x="10.8cm" svg:y="5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4§display§\alpha§svg§600§TRUE§</svg:desc>
          <draw:polygon draw:style-name="gr7" draw:text-style-name="P5" draw:layer="layout" svg:width="0.544cm" svg:height="0.364cm" svg:x="9.456cm" svg:y="6.81cm" svg:viewBox="0 0 545 365" draw:points="273,365 0,365 0,0 545,0 545,365">
            <text:p/>
          </draw:polygon>
          <draw:path draw:style-name="gr8" draw:text-style-name="P6" draw:layer="layout" svg:width="0.473cm" svg:height="0.383cm" svg:x="9.491cm" svg:y="6.8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beta§svg§600§TRUE§</svg:desc>
          <draw:polygon draw:style-name="gr7" draw:text-style-name="P5" draw:layer="layout" svg:width="0.522cm" svg:height="0.752cm" svg:x="13.201cm" svg:y="6.612cm" svg:viewBox="0 0 523 753" draw:points="261,753 0,753 0,0 523,0 523,753">
            <text:p/>
          </draw:polygon>
          <draw:path draw:style-name="gr8" draw:text-style-name="P6" draw:layer="layout" svg:width="0.459cm" svg:height="0.76cm" svg:x="13.226cm" svg:y="6.602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  <draw:line draw:style-name="gr1" draw:text-style-name="P1" draw:layer="layout" svg:x1="4cm" svg:y1="12.05cm" svg:x2="4cm" svg:y2="13.05cm">
          <text:p/>
        </draw:line>
        <draw:line draw:style-name="gr1" draw:text-style-name="P1" draw:layer="layout" svg:x1="3.995cm" svg:y1="12.05cm" svg:x2="4.005cm" svg:y2="13.793cm">
          <text:p/>
        </draw:line>
        <draw:custom-shape draw:style-name="gr5" draw:text-style-name="P3" draw:layer="layout" svg:width="2cm" svg:height="1.5cm" svg:x="3cm" svg:y="10.8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1.5cm" svg:x="3cm" svg:y="13.7cm">
          <text:p text:style-name="P2"><text:span text:style-name="T1">A*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" draw:text-style-name="P1" draw:layer="layout" svg:width="0.999cm" svg:height="2.88cm" draw:transform="rotate (-3.14159265358979) translate (8.8cm 14.381cm)" svg:viewBox="0 0 1000 2881" draw:points="0,2881 1000,2881 1000,0 0,0">
          <text:p/>
        </draw:polyline>
        <draw:g>
          <svg:title>TexMaths</svg:title>
          <svg:desc>24§display§\alpha§svg§600§TRUE§</svg:desc>
          <draw:polygon draw:style-name="gr7" draw:text-style-name="P5" draw:layer="layout" svg:width="0.544cm" svg:height="0.364cm" svg:x="5.8cm" svg:y="11.326cm" svg:viewBox="0 0 545 365" draw:points="273,365 0,365 0,0 545,0 545,365">
            <text:p/>
          </draw:polygon>
          <draw:path draw:style-name="gr8" draw:text-style-name="P6" draw:layer="layout" svg:width="0.473cm" svg:height="0.383cm" svg:x="5.835cm" svg:y="11.316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alpha'§svg§600§TRUE§</svg:desc>
          <draw:polygon draw:style-name="gr7" draw:text-style-name="P5" draw:layer="layout" svg:width="0.738cm" svg:height="0.676cm" svg:x="5.802cm" svg:y="14.02cm" svg:viewBox="0 0 739 677" draw:points="369,677 0,677 0,0 739,0 739,677">
            <text:p/>
          </draw:polygon>
          <draw:path draw:style-name="gr8" draw:text-style-name="P6" draw:layer="layout" svg:width="0.473cm" svg:height="0.383cm" svg:x="5.837cm" svg:y="14.323cm" svg:viewBox="0 0 474 384" svg:d="M369 175c0-133-79-175-141-175-117 0-228 121-228 240 0 79 50 144 136 144 54 0 115-19 181-71 9 44 38 71 76 71 45 0 72-46 72-60 0-5-6-9-12-9s-8 4-10 9c-15 41-46 41-48 41-26 0-26-66-26-87 0-17 0-19 9-29 79-99 96-199 96-199 0-2 0-8-9-8-8 0-8 2-12 17-15 54-44 118-84 167zM313 290c-75 65-140 75-175 75-50 0-75-39-75-92 0-41 21-133 48-177 41-61 87-77 115-77 85 0 85 112 85 177 0 30 0 80 2 94z">
            <text:p/>
          </draw:path>
          <draw:path draw:style-name="gr8" draw:text-style-name="P6" draw:layer="layout" svg:width="0.149cm" svg:height="0.306cm" svg:x="6.372cm" svg:y="14.018cm" svg:viewBox="0 0 150 307" svg:d="M144 52c6-10 6-16 6-19 0-20-18-33-35-33-23 0-31 19-32 29l-79 257c-2 0-4 8-4 8 0 7 19 13 23 13s6 0 10-10z">
            <text:p/>
          </draw:path>
        </draw:g>
        <draw:g>
          <svg:title>TexMaths</svg:title>
          <svg:desc>24§display§\alpha§svg§600§TRUE§</svg:desc>
          <draw:polygon draw:style-name="gr7" draw:text-style-name="P5" draw:layer="layout" svg:width="0.544cm" svg:height="0.364cm" svg:x="9.001cm" svg:y="11.327cm" svg:viewBox="0 0 545 365" draw:points="273,365 0,365 0,0 545,0 545,365">
            <text:p/>
          </draw:polygon>
          <draw:path draw:style-name="gr8" draw:text-style-name="P6" draw:layer="layout" svg:width="0.473cm" svg:height="0.383cm" svg:x="9.036cm" svg:y="11.317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alpha'§svg§600§TRUE§</svg:desc>
          <draw:polygon draw:style-name="gr7" draw:text-style-name="P5" draw:layer="layout" svg:width="0.738cm" svg:height="0.676cm" svg:x="9.003cm" svg:y="14.021cm" svg:viewBox="0 0 739 677" draw:points="369,677 0,677 0,0 739,0 739,677">
            <text:p/>
          </draw:polygon>
          <draw:path draw:style-name="gr8" draw:text-style-name="P6" draw:layer="layout" svg:width="0.473cm" svg:height="0.383cm" svg:x="9.038cm" svg:y="14.324cm" svg:viewBox="0 0 474 384" svg:d="M369 175c0-133-79-175-141-175-117 0-228 121-228 240 0 79 50 144 136 144 54 0 115-19 181-71 9 44 38 71 76 71 45 0 72-46 72-60 0-5-6-9-12-9s-8 4-10 9c-15 41-46 41-48 41-26 0-26-66-26-87 0-17 0-19 9-29 79-99 96-199 96-199 0-2 0-8-9-8-8 0-8 2-12 17-15 54-44 118-84 167zM313 290c-75 65-140 75-175 75-50 0-75-39-75-92 0-41 21-133 48-177 41-61 87-77 115-77 85 0 85 112 85 177 0 30 0 80 2 94z">
            <text:p/>
          </draw:path>
          <draw:path draw:style-name="gr8" draw:text-style-name="P6" draw:layer="layout" svg:width="0.149cm" svg:height="0.306cm" svg:x="9.573cm" svg:y="14.019cm" svg:viewBox="0 0 150 307" svg:d="M144 52c6-10 6-16 6-19 0-20-18-33-35-33-23 0-31 19-32 29l-79 257c-2 0-4 8-4 8 0 7 19 13 23 13s6 0 10-10z">
            <text:p/>
          </draw:path>
        </draw:g>
        <draw:g>
          <svg:title>TexMaths</svg:title>
          <svg:desc>32§display§=§svg§600§TRUE§</svg:desc>
          <draw:polygon draw:style-name="gr7" draw:text-style-name="P5" draw:layer="layout" svg:width="0.876cm" svg:height="0.265cm" svg:x="6.501cm" svg:y="12.8cm" svg:viewBox="0 0 877 266" draw:points="437,266 0,266 0,0 877,0 877,266">
            <text:p/>
          </draw:polygon>
          <draw:path draw:style-name="gr8" draw:text-style-name="P6" draw:layer="layout" svg:width="0.748cm" svg:height="0.265cm" svg:x="6.565cm" svg:y="12.8cm" svg:viewBox="0 0 749 266" svg:d="M711 46c18 0 38 0 38-23s-20-23-36-23h-675c-18 0-38 0-38 23s20 23 38 23zM713 266c16 0 36 0 36-23s-20-23-38-23h-673c-18 0-38 0-38 23s20 23 38 23z">
            <text:p/>
          </draw:path>
        </draw:g>
        <draw:line draw:style-name="gr1" draw:text-style-name="P1" draw:layer="layout" svg:x1="14.358cm" svg:y1="14.45cm" svg:x2="15.358cm" svg:y2="14.45cm">
          <text:p/>
        </draw:line>
        <draw:line draw:style-name="gr1" draw:text-style-name="P1" draw:layer="layout" svg:x1="14.358cm" svg:y1="11.55cm" svg:x2="15.358cm" svg:y2="11.55cm">
          <text:p/>
        </draw:line>
        <draw:line draw:style-name="gr1" draw:text-style-name="P1" draw:layer="layout" svg:x1="13.858cm" svg:y1="12.05cm" svg:x2="13.858cm" svg:y2="13.05cm">
          <text:p/>
        </draw:line>
        <draw:line draw:style-name="gr1" draw:text-style-name="P1" draw:layer="layout" svg:x1="13.853cm" svg:y1="12.05cm" svg:x2="13.863cm" svg:y2="13.793cm">
          <text:p/>
        </draw:line>
        <draw:custom-shape draw:style-name="gr5" draw:text-style-name="P3" draw:layer="layout" svg:width="2cm" svg:height="1.5cm" svg:x="12.858cm" svg:y="10.8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1.5cm" svg:x="12.858cm" svg:y="13.7cm">
          <text:p text:style-name="P2"><text:span text:style-name="T8">B</text:span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" draw:text-style-name="P1" draw:layer="layout" svg:width="0.999cm" svg:height="2.88cm" draw:transform="rotate (-3.14159265358979) translate (18.458cm 14.381cm)" svg:viewBox="0 0 1000 2881" draw:points="0,2881 1000,2881 1000,0 0,0">
          <text:p/>
        </draw:polyline>
        <draw:g>
          <svg:title>TexMaths</svg:title>
          <svg:desc>24§display§\beta§svg§600§TRUE§</svg:desc>
          <draw:polygon draw:style-name="gr7" draw:text-style-name="P5" draw:layer="layout" svg:width="0.522cm" svg:height="0.752cm" svg:x="15.658cm" svg:y="11.227cm" svg:viewBox="0 0 523 753" draw:points="261,753 0,753 0,0 523,0 523,753">
            <text:p/>
          </draw:polygon>
          <draw:path draw:style-name="gr8" draw:text-style-name="P6" draw:layer="layout" svg:width="0.459cm" svg:height="0.76cm" svg:x="15.683cm" svg:y="11.217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  <draw:g>
          <svg:title>TexMaths</svg:title>
          <svg:desc>24§display§\beta'§svg§600§TRUE§</svg:desc>
          <draw:polygon draw:style-name="gr7" draw:text-style-name="P5" draw:layer="layout" svg:width="0.717cm" svg:height="0.842cm" svg:x="15.66cm" svg:y="13.921cm" svg:viewBox="0 0 718 843" draw:points="359,843 0,843 0,0 718,0 718,843">
            <text:p/>
          </draw:polygon>
          <draw:path draw:style-name="gr8" draw:text-style-name="P6" draw:layer="layout" svg:width="0.46cm" svg:height="0.76cm" svg:x="15.685cm" svg:y="14.002cm" svg:viewBox="0 0 461 761" svg:d="M461 115c0-63-46-115-115-115-48 0-71 13-102 35-46 34-92 117-110 180l-134 538c0 4 4 8 10 8 7 0 9 0 11-4l60-233c15 50 51 81 115 81 61 0 125-29 163-65 40-41 67-94 67-156 0-61-31-106-61-127 48-28 96-80 96-142zM309 255c-11 6-21 8-40 8-12 0-29 0-39-4 2-9 33-7 43-7 17 0 25 0 36 3zM415 96c0 60-33 121-77 146-23-8-40-10-65-10-18 0-66 0-66 27 0 25 44 21 60 21 31 0 44 0 69-11 33 31 36 57 36 96 2 50-19 113-42 146-32 46-90 77-138 77-63 0-96-50-96-110 0-9 0-21 4-38l54-213c19-73 80-208 182-208 48 0 79 27 79 77z">
            <text:p/>
          </draw:path>
          <draw:path draw:style-name="gr8" draw:text-style-name="P6" draw:layer="layout" svg:width="0.149cm" svg:height="0.306cm" svg:x="16.209cm" svg:y="13.919cm" svg:viewBox="0 0 150 307" svg:d="M144 52c6-10 6-16 6-19 0-20-18-33-35-33-23 0-31 19-32 29l-79 257c-2 0-4 8-4 8 0 8 19 13 23 13s6 0 10-9z">
            <text:p/>
          </draw:path>
        </draw:g>
        <draw:g>
          <svg:title>TexMaths</svg:title>
          <svg:desc>32§display§=§svg§600§TRUE§</svg:desc>
          <draw:polygon draw:style-name="gr7" draw:text-style-name="P5" draw:layer="layout" svg:width="0.876cm" svg:height="0.265cm" svg:x="16.159cm" svg:y="12.8cm" svg:viewBox="0 0 877 266" draw:points="437,266 0,266 0,0 877,0 877,266">
            <text:p/>
          </draw:polygon>
          <draw:path draw:style-name="gr8" draw:text-style-name="P6" draw:layer="layout" svg:width="0.748cm" svg:height="0.265cm" svg:x="16.223cm" svg:y="12.8cm" svg:viewBox="0 0 749 266" svg:d="M711 46c18 0 38 0 38-23s-20-23-36-23h-675c-18 0-38 0-38 23s20 23 38 23zM713 266c16 0 36 0 36-23s-20-23-38-23h-673c-18 0-38 0-38 23s20 23 38 23z">
            <text:p/>
          </draw:path>
        </draw:g>
        <draw:polyline draw:style-name="gr1" draw:text-style-name="P1" draw:layer="layout" svg:width="0.999cm" svg:height="2.88cm" draw:transform="rotate (-3.14159265358979) translate (12.8cm 14.4cm)" svg:viewBox="0 0 1000 2881" draw:points="0,2881 1000,2881 1000,0 0,0">
          <text:p/>
        </draw:polyline>
        <draw:g>
          <svg:title>TexMaths</svg:title>
          <svg:desc>24§display§\alpha§svg§600§TRUE§</svg:desc>
          <draw:polygon draw:style-name="gr7" draw:text-style-name="P5" draw:layer="layout" svg:width="0.544cm" svg:height="0.364cm" svg:x="11.055cm" svg:y="12.81cm" svg:viewBox="0 0 545 365" draw:points="273,365 0,365 0,0 545,0 545,365">
            <text:p/>
          </draw:polygon>
          <draw:path draw:style-name="gr8" draw:text-style-name="P6" draw:layer="layout" svg:width="0.473cm" svg:height="0.383cm" svg:x="11.09cm" svg:y="12.8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beta§svg§600§TRUE§</svg:desc>
          <draw:polygon draw:style-name="gr7" draw:text-style-name="P5" draw:layer="layout" svg:width="0.522cm" svg:height="0.752cm" svg:x="18.658cm" svg:y="11.228cm" svg:viewBox="0 0 523 753" draw:points="261,753 0,753 0,0 523,0 523,753">
            <text:p/>
          </draw:polygon>
          <draw:path draw:style-name="gr8" draw:text-style-name="P6" draw:layer="layout" svg:width="0.459cm" svg:height="0.76cm" svg:x="18.683cm" svg:y="11.218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  <draw:g>
          <svg:title>TexMaths</svg:title>
          <svg:desc>24§display§\beta'§svg§600§TRUE§</svg:desc>
          <draw:polygon draw:style-name="gr7" draw:text-style-name="P5" draw:layer="layout" svg:width="0.717cm" svg:height="0.842cm" svg:x="18.66cm" svg:y="13.922cm" svg:viewBox="0 0 718 843" draw:points="359,843 0,843 0,0 718,0 718,843">
            <text:p/>
          </draw:polygon>
          <draw:path draw:style-name="gr8" draw:text-style-name="P6" draw:layer="layout" svg:width="0.46cm" svg:height="0.76cm" svg:x="18.685cm" svg:y="14.003cm" svg:viewBox="0 0 461 761" svg:d="M461 115c0-63-46-115-115-115-48 0-71 13-102 35-46 34-92 117-110 180l-134 538c0 4 4 8 10 8 7 0 9 0 11-4l60-233c15 50 51 81 115 81 61 0 125-29 163-65 40-41 67-94 67-156 0-61-31-106-61-127 48-28 96-80 96-142zM309 255c-11 6-21 8-40 8-12 0-29 0-39-4 2-9 33-7 43-7 17 0 25 0 36 3zM415 96c0 60-33 121-77 146-23-8-40-10-65-10-18 0-66 0-66 27 0 25 44 21 60 21 31 0 44 0 69-11 33 31 36 57 36 96 2 50-19 113-42 146-32 46-90 77-138 77-63 0-96-50-96-110 0-9 0-21 4-38l54-213c19-73 80-208 182-208 48 0 79 27 79 77z">
            <text:p/>
          </draw:path>
          <draw:path draw:style-name="gr8" draw:text-style-name="P6" draw:layer="layout" svg:width="0.149cm" svg:height="0.306cm" svg:x="19.209cm" svg:y="13.92cm" svg:viewBox="0 0 150 307" svg:d="M144 52c6-10 6-16 6-19 0-20-18-33-35-33-23 0-31 19-32 29l-79 257c-2 0-4 8-4 8 0 8 19 13 23 13s6 0 10-9z">
            <text:p/>
          </draw:path>
        </draw:g>
        <draw:line draw:style-name="gr1" draw:text-style-name="P1" draw:layer="layout" svg:x1="21.899cm" svg:y1="14.45cm" svg:x2="22.899cm" svg:y2="14.45cm">
          <text:p/>
        </draw:line>
        <draw:line draw:style-name="gr1" draw:text-style-name="P1" draw:layer="layout" svg:x1="21.899cm" svg:y1="11.55cm" svg:x2="22.899cm" svg:y2="11.55cm">
          <text:p/>
        </draw:line>
        <draw:line draw:style-name="gr1" draw:text-style-name="P1" draw:layer="layout" svg:x1="23.399cm" svg:y1="12.05cm" svg:x2="23.399cm" svg:y2="13.05cm">
          <text:p/>
        </draw:line>
        <draw:line draw:style-name="gr1" draw:text-style-name="P1" draw:layer="layout" svg:x1="23.394cm" svg:y1="12.05cm" svg:x2="23.404cm" svg:y2="13.793cm">
          <text:p/>
        </draw:line>
        <draw:custom-shape draw:style-name="gr5" draw:text-style-name="P3" draw:layer="layout" svg:width="2cm" svg:height="1.5cm" svg:x="22.399cm" svg:y="10.8cm">
          <text:p text:style-name="P2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1.5cm" svg:x="22.399cm" svg:y="13.7cm">
          <text:p text:style-name="P2"><text:span text:style-name="T8">E</text:span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" draw:text-style-name="P1" draw:layer="layout" svg:width="0.999cm" svg:height="2.88cm" draw:transform="rotate (-3.14159265358979) translate (27.399cm 14.381cm)" svg:viewBox="0 0 1000 2881" draw:points="1000,2881 0,2881 0,0 1000,0">
          <text:p/>
        </draw:polyline>
        <draw:g>
          <svg:title>TexMaths</svg:title>
          <svg:desc>24§display§\alpha§svg§600§TRUE§</svg:desc>
          <draw:polygon draw:style-name="gr7" draw:text-style-name="P5" draw:layer="layout" svg:width="0.544cm" svg:height="0.364cm" svg:x="21.099cm" svg:y="11.326cm" svg:viewBox="0 0 545 365" draw:points="273,365 0,365 0,0 545,0 545,365">
            <text:p/>
          </draw:polygon>
          <draw:path draw:style-name="gr8" draw:text-style-name="P6" draw:layer="layout" svg:width="0.473cm" svg:height="0.383cm" svg:x="21.134cm" svg:y="11.316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alpha'§svg§600§TRUE§</svg:desc>
          <draw:polygon draw:style-name="gr7" draw:text-style-name="P5" draw:layer="layout" svg:width="0.738cm" svg:height="0.676cm" svg:x="21.101cm" svg:y="14.02cm" svg:viewBox="0 0 739 677" draw:points="369,677 0,677 0,0 739,0 739,677">
            <text:p/>
          </draw:polygon>
          <draw:path draw:style-name="gr8" draw:text-style-name="P6" draw:layer="layout" svg:width="0.473cm" svg:height="0.383cm" svg:x="21.136cm" svg:y="14.323cm" svg:viewBox="0 0 474 384" svg:d="M369 175c0-133-79-175-141-175-117 0-228 121-228 240 0 79 50 144 136 144 54 0 115-19 181-71 9 44 38 71 76 71 45 0 72-46 72-60 0-5-6-9-12-9s-8 4-10 9c-15 41-46 41-48 41-26 0-26-66-26-87 0-17 0-19 9-29 79-99 96-199 96-199 0-2 0-8-9-8-8 0-8 2-12 17-15 54-44 118-84 167zM313 290c-75 65-140 75-175 75-50 0-75-39-75-92 0-41 21-133 48-177 41-61 87-77 115-77 85 0 85 112 85 177 0 30 0 80 2 94z">
            <text:p/>
          </draw:path>
          <draw:path draw:style-name="gr8" draw:text-style-name="P6" draw:layer="layout" svg:width="0.149cm" svg:height="0.306cm" svg:x="21.671cm" svg:y="14.018cm" svg:viewBox="0 0 150 307" svg:d="M144 52c6-10 6-16 6-19 0-20-18-33-35-33-23 0-31 19-32 29l-79 257c-2 0-4 8-4 8 0 7 19 13 23 13s6 0 10-10z">
            <text:p/>
          </draw:path>
        </draw:g>
        <draw:g>
          <svg:title>TexMaths</svg:title>
          <svg:desc>24§display§\alpha§svg§600§TRUE§</svg:desc>
          <draw:polygon draw:style-name="gr7" draw:text-style-name="P5" draw:layer="layout" svg:width="0.544cm" svg:height="0.364cm" svg:x="25.7cm" svg:y="11.327cm" svg:viewBox="0 0 545 365" draw:points="273,365 0,365 0,0 545,0 545,365">
            <text:p/>
          </draw:polygon>
          <draw:path draw:style-name="gr8" draw:text-style-name="P6" draw:layer="layout" svg:width="0.473cm" svg:height="0.383cm" svg:x="25.735cm" svg:y="11.317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alpha'§svg§600§TRUE§</svg:desc>
          <draw:polygon draw:style-name="gr7" draw:text-style-name="P5" draw:layer="layout" svg:width="0.738cm" svg:height="0.676cm" svg:x="25.702cm" svg:y="14.021cm" svg:viewBox="0 0 739 677" draw:points="369,677 0,677 0,0 739,0 739,677">
            <text:p/>
          </draw:polygon>
          <draw:path draw:style-name="gr8" draw:text-style-name="P6" draw:layer="layout" svg:width="0.473cm" svg:height="0.383cm" svg:x="25.737cm" svg:y="14.324cm" svg:viewBox="0 0 474 384" svg:d="M369 175c0-133-79-175-141-175-117 0-228 121-228 240 0 79 50 144 136 144 54 0 115-19 181-71 9 44 38 71 76 71 45 0 72-46 72-60 0-5-6-9-12-9s-8 4-10 9c-15 41-46 41-48 41-26 0-26-66-26-87 0-17 0-19 9-29 79-99 96-199 96-199 0-2 0-8-9-8-8 0-8 2-12 17-15 54-44 118-84 167zM313 290c-75 65-140 75-175 75-50 0-75-39-75-92 0-41 21-133 48-177 41-61 87-77 115-77 85 0 85 112 85 177 0 30 0 80 2 94z">
            <text:p/>
          </draw:path>
          <draw:path draw:style-name="gr8" draw:text-style-name="P6" draw:layer="layout" svg:width="0.149cm" svg:height="0.306cm" svg:x="26.272cm" svg:y="14.019cm" svg:viewBox="0 0 150 307" svg:d="M144 52c6-10 6-16 6-19 0-20-18-33-35-33-23 0-31 19-32 29l-79 257c-2 0-4 8-4 8 0 7 19 13 23 13s6 0 10-10z">
            <text:p/>
          </draw:path>
        </draw:g>
        <draw:g>
          <svg:title>TexMaths</svg:title>
          <svg:desc>32§display§=§svg§600§TRUE§</svg:desc>
          <draw:polygon draw:style-name="gr7" draw:text-style-name="P5" draw:layer="layout" svg:width="0.876cm" svg:height="0.265cm" svg:x="24.7cm" svg:y="12.8cm" svg:viewBox="0 0 877 266" draw:points="437,266 0,266 0,0 877,0 877,266">
            <text:p/>
          </draw:polygon>
          <draw:path draw:style-name="gr8" draw:text-style-name="P6" draw:layer="layout" svg:width="0.748cm" svg:height="0.265cm" svg:x="24.764cm" svg:y="12.8cm" svg:viewBox="0 0 749 266" svg:d="M711 46c18 0 38 0 38-23s-20-23-36-23h-675c-18 0-38 0-38 23s20 23 38 23zM713 266c16 0 36 0 36-23s-20-23-38-23h-673c-18 0-38 0-38 23s20 23 38 23z">
            <text:p/>
          </draw:path>
        </draw:g>
        <draw:line draw:style-name="gr1" draw:text-style-name="P1" draw:layer="layout" svg:x1="31.142cm" svg:y1="14.45cm" svg:x2="30.142cm" svg:y2="14.45cm">
          <text:p/>
        </draw:line>
        <draw:line draw:style-name="gr1" draw:text-style-name="P1" draw:layer="layout" svg:x1="31.142cm" svg:y1="11.55cm" svg:x2="30.142cm" svg:y2="11.55cm">
          <text:p/>
        </draw:line>
        <draw:line draw:style-name="gr1" draw:text-style-name="P1" draw:layer="layout" svg:x1="31.642cm" svg:y1="12.05cm" svg:x2="31.642cm" svg:y2="13.05cm">
          <text:p/>
        </draw:line>
        <draw:line draw:style-name="gr1" draw:text-style-name="P1" draw:layer="layout" svg:x1="31.647cm" svg:y1="12.05cm" svg:x2="31.637cm" svg:y2="13.793cm">
          <text:p/>
        </draw:line>
        <draw:custom-shape draw:style-name="gr5" draw:text-style-name="P3" draw:layer="layout" svg:width="2cm" svg:height="1.5cm" svg:x="30.642cm" svg:y="10.8cm">
          <text:p text:style-name="P2"><text:span text:style-name="T1">D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3" draw:layer="layout" svg:width="2cm" svg:height="1.5cm" svg:x="30.642cm" svg:y="13.7cm">
          <text:p text:style-name="P2"><text:span text:style-name="T8">D</text:span><text:span text:style-name="T1">*</text:span></text:p>
          <draw:enhanced-geometry svg:viewBox="0 0 21600 21600" draw:mirror-horizontal="true" draw:mirror-vertical="false" draw:type="rectangle" draw:enhanced-path="M 0 0 L 21600 0 21600 21600 0 21600 0 0 Z N"/>
        </draw:custom-shape>
        <draw:polyline draw:style-name="gr1" draw:text-style-name="P1" draw:layer="layout" svg:width="0.999cm" svg:height="2.88cm" draw:transform="rotate (-3.14159265358979) translate (37.2cm 14.381cm)" svg:viewBox="0 0 1000 2881" draw:points="1000,2881 0,2881 0,0 1000,0">
          <text:p/>
        </draw:polyline>
        <draw:g>
          <svg:title>TexMaths</svg:title>
          <svg:desc>24§display§\beta§svg§600§TRUE§</svg:desc>
          <draw:polygon draw:style-name="gr7" draw:text-style-name="P5" draw:layer="layout" svg:width="0.522cm" svg:height="0.752cm" svg:x="33.918cm" svg:y="12.81cm" svg:viewBox="0 0 523 753" draw:points="261,753 0,753 0,0 523,0 523,753">
            <text:p/>
          </draw:polygon>
          <draw:path draw:style-name="gr8" draw:text-style-name="P6" draw:layer="layout" svg:width="0.459cm" svg:height="0.76cm" svg:x="33.943cm" svg:y="12.8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  <draw:g>
          <svg:title>TexMaths</svg:title>
          <svg:desc>32§display§=§svg§600§TRUE§</svg:desc>
          <draw:polygon draw:style-name="gr7" draw:text-style-name="P5" draw:layer="layout" svg:width="0.876cm" svg:height="0.265cm" svg:x="34.601cm" svg:y="12.9cm" svg:viewBox="0 0 877 266" draw:points="437,266 0,266 0,0 877,0 877,266">
            <text:p/>
          </draw:polygon>
          <draw:path draw:style-name="gr8" draw:text-style-name="P6" draw:layer="layout" svg:width="0.748cm" svg:height="0.265cm" svg:x="34.665cm" svg:y="12.9cm" svg:viewBox="0 0 749 266" svg:d="M711 46c18 0 38 0 38-23s-20-23-36-23h-675c-18 0-38 0-38 23s20 23 38 23zM713 266c16 0 36 0 36-23s-20-23-38-23h-673c-18 0-38 0-38 23s20 23 38 23z">
            <text:p/>
          </draw:path>
        </draw:g>
        <draw:polyline draw:style-name="gr1" draw:text-style-name="P1" draw:layer="layout" svg:width="0.999cm" svg:height="2.88cm" draw:transform="rotate (-3.14159265358979) translate (33.7cm 14.4cm)" svg:viewBox="0 0 1000 2881" draw:points="1000,2881 0,2881 0,0 1000,0">
          <text:p/>
        </draw:polyline>
        <draw:g>
          <svg:title>TexMaths</svg:title>
          <svg:desc>24§display§\alpha§svg§600§TRUE§</svg:desc>
          <draw:polygon draw:style-name="gr7" draw:text-style-name="P5" draw:layer="layout" svg:width="0.544cm" svg:height="0.364cm" svg:x="29.341cm" svg:y="11.319cm" svg:viewBox="0 0 545 365" draw:points="273,365 0,365 0,0 545,0 545,365">
            <text:p/>
          </draw:polygon>
          <draw:path draw:style-name="gr8" draw:text-style-name="P6" draw:layer="layout" svg:width="0.473cm" svg:height="0.383cm" svg:x="29.376cm" svg:y="11.309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alpha'§svg§600§TRUE§</svg:desc>
          <draw:polygon draw:style-name="gr7" draw:text-style-name="P5" draw:layer="layout" svg:width="0.738cm" svg:height="0.676cm" svg:x="29.343cm" svg:y="14.013cm" svg:viewBox="0 0 739 677" draw:points="369,677 0,677 0,0 739,0 739,677">
            <text:p/>
          </draw:polygon>
          <draw:path draw:style-name="gr8" draw:text-style-name="P6" draw:layer="layout" svg:width="0.473cm" svg:height="0.383cm" svg:x="29.378cm" svg:y="14.316cm" svg:viewBox="0 0 474 384" svg:d="M369 175c0-133-79-175-141-175-117 0-228 121-228 240 0 79 50 144 136 144 54 0 115-19 181-71 9 44 38 71 76 71 45 0 72-46 72-60 0-5-6-9-12-9s-8 4-10 9c-15 41-46 41-48 41-26 0-26-66-26-87 0-17 0-19 9-29 79-99 96-199 96-199 0-2 0-8-9-8-8 0-8 2-12 17-15 54-44 118-84 167zM313 290c-75 65-140 75-175 75-50 0-75-39-75-92 0-41 21-133 48-177 41-61 87-77 115-77 85 0 85 112 85 177 0 30 0 80 2 94z">
            <text:p/>
          </draw:path>
          <draw:path draw:style-name="gr8" draw:text-style-name="P6" draw:layer="layout" svg:width="0.149cm" svg:height="0.306cm" svg:x="29.913cm" svg:y="14.011cm" svg:viewBox="0 0 150 307" svg:d="M144 52c6-10 6-16 6-19 0-20-18-33-35-33-23 0-31 19-32 29l-79 257c-2 0-4 8-4 8 0 7 19 13 23 13s6 0 10-10z">
            <text:p/>
          </draw:path>
        </draw:g>
        <draw:g>
          <svg:title>TexMaths</svg:title>
          <svg:desc>24§display§\alpha§svg§600§TRUE§</svg:desc>
          <draw:polygon draw:style-name="gr7" draw:text-style-name="P5" draw:layer="layout" svg:width="0.544cm" svg:height="0.364cm" svg:x="35.4cm" svg:y="11.319cm" svg:viewBox="0 0 545 365" draw:points="273,365 0,365 0,0 545,0 545,365">
            <text:p/>
          </draw:polygon>
          <draw:path draw:style-name="gr8" draw:text-style-name="P6" draw:layer="layout" svg:width="0.473cm" svg:height="0.383cm" svg:x="35.435cm" svg:y="11.309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alpha'§svg§600§TRUE§</svg:desc>
          <draw:polygon draw:style-name="gr7" draw:text-style-name="P5" draw:layer="layout" svg:width="0.738cm" svg:height="0.676cm" svg:x="35.402cm" svg:y="14.013cm" svg:viewBox="0 0 739 677" draw:points="369,677 0,677 0,0 739,0 739,677">
            <text:p/>
          </draw:polygon>
          <draw:path draw:style-name="gr8" draw:text-style-name="P6" draw:layer="layout" svg:width="0.473cm" svg:height="0.383cm" svg:x="35.437cm" svg:y="14.316cm" svg:viewBox="0 0 474 384" svg:d="M369 175c0-133-79-175-141-175-117 0-228 121-228 240 0 79 50 144 136 144 54 0 115-19 181-71 9 44 38 71 76 71 45 0 72-46 72-60 0-5-6-9-12-9s-8 4-10 9c-15 41-46 41-48 41-26 0-26-66-26-87 0-17 0-19 9-29 79-99 96-199 96-199 0-2 0-8-9-8-8 0-8 2-12 17-15 54-44 118-84 167zM313 290c-75 65-140 75-175 75-50 0-75-39-75-92 0-41 21-133 48-177 41-61 87-77 115-77 85 0 85 112 85 177 0 30 0 80 2 94z">
            <text:p/>
          </draw:path>
          <draw:path draw:style-name="gr8" draw:text-style-name="P6" draw:layer="layout" svg:width="0.149cm" svg:height="0.306cm" svg:x="35.972cm" svg:y="14.011cm" svg:viewBox="0 0 150 307" svg:d="M144 52c6-10 6-16 6-19 0-20-18-33-35-33-23 0-31 19-32 29l-79 257c-2 0-4 8-4 8 0 7 19 13 23 13s6 0 10-10z">
            <text:p/>
          </draw:path>
        </draw:g>
        <draw:custom-shape draw:style-name="gr17" draw:text-style-name="P1" draw:layer="layout" svg:width="3.5cm" svg:height="3.8cm" svg:x="24.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6.2cm" svg:y1="3cm" svg:x2="26.2cm" svg:y2="5.5cm">
          <text:p/>
        </draw:line>
        <draw:custom-shape draw:style-name="gr5" draw:text-style-name="P3" draw:layer="layout" svg:width="2cm" svg:height="1.5cm" svg:x="25.2cm" svg:y="1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5cm" svg:x="25.2cm" svg:y="5.5cm">
          <text:p text:style-name="P2"><text:span text:style-name="T6">C*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5cm" svg:height="1.125cm" svg:x="25.4cm" svg:y="3.7cm">
          <text:p text:style-name="P2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4§display§\langle O \rangle =§svg§600§TRUE§</svg:desc>
          <draw:polygon draw:style-name="gr7" draw:text-style-name="P5" draw:layer="layout" svg:width="2.214cm" svg:height="0.844cm" svg:x="21.785cm" svg:y="4cm" svg:viewBox="0 0 2215 845" draw:points="1108,845 0,845 0,0 2215,0 2215,845">
            <text:p/>
          </draw:polygon>
          <draw:path draw:style-name="gr8" draw:text-style-name="P6" draw:layer="layout" svg:width="0.189cm" svg:height="0.844cm" svg:x="21.877cm" svg:y="4cm" svg:viewBox="0 0 190 845" svg:d="M186 33c4-10 4-12 4-16 0-9-8-17-17-17-8 0-14 4-19 19l-150 388c-2 6-4 12-4 16 0 1 0 3 4 15l150 388c3 9 7 19 19 19 9 0 17-8 17-15 0-4 0-6-4-16l-151-391z">
            <text:p/>
          </draw:path>
          <draw:path draw:style-name="gr8" draw:text-style-name="P6" draw:layer="layout" svg:width="0.584cm" svg:height="0.614cm" svg:x="22.154cm" svg:y="4.038cm" svg:viewBox="0 0 585 615" svg:d="M585 229c0-137-90-229-216-229-183 0-369 192-369 390 0 140 94 225 217 225 178 0 368-185 368-386zM221 593c-83 0-142-69-142-180 0-37 11-161 76-259 60-89 143-133 210-133 69 0 144 48 144 173 0 61-23 194-106 298-40 51-109 101-182 101z">
            <text:p/>
          </draw:path>
          <draw:path draw:style-name="gr8" draw:text-style-name="P6" draw:layer="layout" svg:width="0.189cm" svg:height="0.844cm" svg:x="22.825cm" svg:y="4cm" svg:viewBox="0 0 190 845" svg:d="M186 438c4-12 4-14 4-15 0-2 0-4-4-14l-150-390c-5-13-9-19-19-19-9 0-17 8-17 17 0 2 0 4 4 14l151 392-151 391c-4 8-4 10-4 16 0 7 8 15 17 15 12 0 14-8 18-15z">
            <text:p/>
          </draw:path>
          <draw:path draw:style-name="gr8" draw:text-style-name="P6" draw:layer="layout" svg:width="0.561cm" svg:height="0.199cm" svg:x="23.39cm" svg:y="4.323cm" svg:viewBox="0 0 562 200" svg:d="M534 35c13 0 28 0 28-18 0-17-15-17-26-17h-507c-14 0-29 0-29 17 0 18 15 18 29 18zM536 200c11 0 26 0 26-18 0-17-15-17-28-17h-505c-14 0-29 0-29 17 0 18 15 18 29 18z">
            <text:p/>
          </draw:path>
        </draw:g>
        <draw:g>
          <draw:line draw:style-name="gr1" draw:text-style-name="P7" draw:layer="layout" svg:x1="7cm" svg:y1="18cm" svg:x2="7cm" svg:y2="19cm">
            <text:p/>
          </draw:line>
          <draw:frame draw:style-name="gr3" draw:text-style-name="P10" draw:layer="layout" svg:width="1.575cm" svg:height="1.673cm" svg:x="6.313cm" svg:y="18.827cm">
            <draw:text-box>
              <text:p text:style-name="P2"><text:span text:style-name="T11">i</text:span><text:span text:style-name="T12">2</text:span></text:p>
            </draw:text-box>
          </draw:frame>
          <draw:line draw:style-name="gr1" draw:text-style-name="P7" draw:layer="layout" svg:x1="7cm" svg:y1="18cm" svg:x2="7cm" svg:y2="19cm">
            <text:p/>
          </draw:line>
          <draw:custom-shape draw:style-name="gr5" draw:text-style-name="P8" draw:layer="layout" svg:width="2cm" svg:height="1.5cm" svg:x="6cm" svg:y="16.75cm">
            <text:p text:style-name="P2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24§display§\alpha§svg§600§TRUE§</svg:desc>
          <draw:polygon draw:style-name="gr7" draw:text-style-name="P11" draw:layer="layout" svg:width="0.544cm" svg:height="0.364cm" svg:x="4.3cm" svg:y="17.226cm" svg:viewBox="0 0 545 365" draw:points="273,365 0,365 0,0 545,0 545,365">
            <text:p/>
          </draw:polygon>
          <draw:path draw:style-name="gr8" draw:text-style-name="P12" draw:layer="layout" svg:width="0.473cm" svg:height="0.383cm" svg:x="4.335cm" svg:y="17.216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beta§svg§600§TRUE§</svg:desc>
          <draw:polygon draw:style-name="gr7" draw:text-style-name="P11" draw:layer="layout" svg:width="0.522cm" svg:height="0.752cm" svg:x="8.5cm" svg:y="16.51cm" svg:viewBox="0 0 523 753" draw:points="261,753 0,753 0,0 523,0 523,753">
            <text:p/>
          </draw:polygon>
          <draw:path draw:style-name="gr8" draw:text-style-name="P12" draw:layer="layout" svg:width="0.459cm" svg:height="0.76cm" svg:x="8.525cm" svg:y="16.5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  <draw:line draw:style-name="gr1" draw:text-style-name="P7" draw:layer="layout" svg:x1="16.2cm" svg:y1="17.5cm" svg:x2="27.5cm" svg:y2="17.5cm">
          <text:p/>
        </draw:line>
        <draw:line draw:style-name="gr1" draw:text-style-name="P7" draw:layer="layout" svg:x1="18.2cm" svg:y1="18cm" svg:x2="18.2cm" svg:y2="19cm">
          <text:p/>
        </draw:line>
        <draw:frame draw:style-name="gr3" draw:text-style-name="P10" draw:layer="layout" svg:width="1.575cm" svg:height="1.673cm" svg:x="17.513cm" svg:y="18.827cm">
          <draw:text-box>
            <text:p text:style-name="P2"><text:span text:style-name="T11">i</text:span><text:span text:style-name="T12">2</text:span></text:p>
          </draw:text-box>
        </draw:frame>
        <draw:line draw:style-name="gr1" draw:text-style-name="P7" draw:layer="layout" svg:x1="18.2cm" svg:y1="18cm" svg:x2="18.2cm" svg:y2="19cm">
          <text:p/>
        </draw:line>
        <draw:custom-shape draw:style-name="gr5" draw:text-style-name="P13" draw:layer="layout" svg:width="2cm" svg:height="1.5cm" svg:x="17.2cm" svg:y="16.75cm">
          <text:p text:style-name="P2"><text:span text:style-name="T1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4§display§\alpha§svg§600§TRUE§</svg:desc>
          <draw:polygon draw:style-name="gr7" draw:text-style-name="P11" draw:layer="layout" svg:width="0.544cm" svg:height="0.364cm" svg:x="15.5cm" svg:y="17.226cm" svg:viewBox="0 0 545 365" draw:points="273,365 0,365 0,0 545,0 545,365">
            <text:p/>
          </draw:polygon>
          <draw:path draw:style-name="gr8" draw:text-style-name="P12" draw:layer="layout" svg:width="0.473cm" svg:height="0.383cm" svg:x="15.535cm" svg:y="17.216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display§\beta§svg§600§TRUE§</svg:desc>
          <draw:polygon draw:style-name="gr7" draw:text-style-name="P11" draw:layer="layout" svg:width="0.522cm" svg:height="0.752cm" svg:x="23.377cm" svg:y="16.51cm" svg:viewBox="0 0 523 753" draw:points="261,753 0,753 0,0 523,0 523,753">
            <text:p/>
          </draw:polygon>
          <draw:path draw:style-name="gr8" draw:text-style-name="P12" draw:layer="layout" svg:width="0.459cm" svg:height="0.76cm" svg:x="23.402cm" svg:y="16.5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  <draw:custom-shape draw:style-name="gr19" draw:text-style-name="P8" draw:layer="layout" svg:width="2cm" svg:height="1.5cm" svg:x="20.8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4§display§\gamma§svg§600§TRUE§</svg:desc>
          <draw:polygon draw:style-name="gr7" draw:text-style-name="P11" draw:layer="layout" svg:width="0.484cm" svg:height="0.529cm" svg:x="19.779cm" svg:y="16.549cm" svg:viewBox="0 0 485 530" draw:points="242,530 0,530 0,0 485,0 485,530">
            <text:p/>
          </draw:polygon>
          <draw:path draw:style-name="gr8" draw:text-style-name="P12" draw:layer="layout" svg:width="0.444cm" svg:height="0.556cm" svg:x="19.794cm" svg:y="16.539cm" svg:viewBox="0 0 445 557" svg:d="M19 159c33-98 125-98 134-98 129 0 138 148 138 216 0 51-3 65-11 82-17 62-42 160-42 183 0 9 4 15 9 15 12 0 19-19 27-52 21-71 29-119 33-146 2-9 2-21 5-32 27-83 83-210 115-277 6-10 18-29 18-33 0-7-10-7-12-7s-7 0-9 5c-44 81-79 166-112 250-1-25-1-90-34-173-21-50-56-92-113-92-106 0-165 129-165 156 0 7 8 7 15 7z">
            <text:p/>
          </draw:path>
        </draw:g>
        <draw:g>
          <svg:title>TexMaths</svg:title>
          <svg:desc>24§display§s V§svg§600§TRUE§</svg:desc>
          <draw:polygon draw:style-name="gr7" draw:text-style-name="P11" draw:layer="layout" svg:width="1.077cm" svg:height="0.578cm" svg:x="21.2cm" svg:y="17.1cm" svg:viewBox="0 0 1078 579" draw:points="538,579 0,579 0,0 1078,0 1078,579">
            <text:p/>
          </draw:polygon>
          <draw:path draw:style-name="gr8" draw:text-style-name="P12" draw:layer="layout" svg:width="0.312cm" svg:height="0.384cm" svg:x="21.244cm" svg:y="17.304cm" svg:viewBox="0 0 313 385" svg:d="M288 58c-25 0-40 19-40 38 0 12 8 25 25 25 19 0 40-15 40-48 0-38-36-73-102-73-111 0-144 87-144 123 0 67 64 81 89 85 44 9 88 17 88 65 0 21-19 92-121 92-13 0-79 0-98-44 33 4 54-21 54-46 0-19-14-29-31-29-23 0-48 17-48 56 0 48 48 83 121 83 138 0 171-102 171-141 0-31-15-52-27-63-23-23-46-27-84-35-31-8-64-13-64-52 0-23 19-75 94-75 22 0 64 6 77 39z">
            <text:p/>
          </draw:path>
          <draw:path draw:style-name="gr8" draw:text-style-name="P12" draw:layer="layout" svg:width="0.602cm" svg:height="0.597cm" svg:x="21.644cm" svg:y="17.1cm" svg:viewBox="0 0 603 598" svg:d="M484 96c43-65 77-67 110-69 9-2 9-15 9-17 0-6-3-10-9-10-23 0-48 2-71 2-27 0-56-2-83-2-6 0-17 0-17 15 0 10 7 12 13 12 23 2 41 10 41 27 0 13-14 33-14 33l-259 413-58-448c0-15 19-25 58-25 11 0 21 0 21-17 0-8-6-10-12-10-34 0-71 2-105 2-16 0-31 0-47 0-15 0-30-2-46-2-5 0-15 0-15 15 0 12 8 12 21 12 48 0 48 8 50 29l67 523c4 15 6 19 18 19 13 0 17-4 23-15z">
            <text:p/>
          </draw:path>
        </draw:g>
        <draw:custom-shape draw:style-name="gr20" draw:text-style-name="P9" draw:layer="layout" svg:width="1cm" svg:height="1.5cm" svg:x="13.9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1" draw:text-style-name="P7" draw:layer="layout" svg:x1="10.5cm" svg:y1="18cm" svg:x2="10.5cm" svg:y2="19cm">
            <text:p/>
          </draw:line>
          <draw:frame draw:style-name="gr3" draw:text-style-name="P10" draw:layer="layout" svg:width="1.575cm" svg:height="1.673cm" svg:x="9.813cm" svg:y="18.827cm">
            <draw:text-box>
              <text:p text:style-name="P2"><text:span text:style-name="T11">i</text:span><text:span text:style-name="T12">3</text:span></text:p>
            </draw:text-box>
          </draw:frame>
          <draw:line draw:style-name="gr1" draw:text-style-name="P7" draw:layer="layout" svg:x1="10.5cm" svg:y1="18cm" svg:x2="10.5cm" svg:y2="19cm">
            <text:p/>
          </draw:line>
          <draw:custom-shape draw:style-name="gr5" draw:text-style-name="P8" draw:layer="layout" svg:width="2cm" svg:height="1.5cm" svg:x="9.5cm" svg:y="16.75cm">
            <text:p text:style-name="P2"><text:span text:style-name="T10">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24§display§\delta§svg§600§TRUE§</svg:desc>
          <draw:polygon draw:style-name="gr7" draw:text-style-name="P11" draw:layer="layout" svg:width="0.407cm" svg:height="0.586cm" svg:x="12.001cm" svg:y="16.514cm" svg:viewBox="0 0 408 587" draw:points="203,587 0,587 0,0 408,0 408,587">
            <text:p/>
          </draw:polygon>
          <draw:path draw:style-name="gr8" draw:text-style-name="P12" draw:layer="layout" svg:width="0.346cm" svg:height="0.611cm" svg:x="12.035cm" svg:y="16.501cm" svg:viewBox="0 0 347 612" svg:d="M188 232c-106 25-188 134-188 238 0 81 54 142 134 142 98 0 169-134 169-249 0-77-35-121-64-158-28-38-80-101-80-140 0-17 17-38 48-38 25 0 42 11 59 23 17 9 35 21 46 21 21 0 35-21 35-35 0-17-14-21-44-26-44-10-56-10-69-10-67 0-96 36-96 86 0 46 23 94 50 146zM197 249c21 41 48 87 48 146 0 56-32 198-111 198-46 0-82-37-82-100 0-54 32-213 145-244z">
            <text:p/>
          </draw:path>
        </draw:g>
        <draw:g>
          <draw:line draw:style-name="gr1" draw:text-style-name="P7" draw:layer="layout" svg:x1="25.5cm" svg:y1="17.9cm" svg:x2="25.5cm" svg:y2="18.9cm">
            <text:p/>
          </draw:line>
          <draw:frame draw:style-name="gr3" draw:text-style-name="P10" draw:layer="layout" svg:width="1.575cm" svg:height="1.673cm" svg:x="24.813cm" svg:y="18.727cm">
            <draw:text-box>
              <text:p text:style-name="P2"><text:span text:style-name="T11">i</text:span><text:span text:style-name="T12">3</text:span></text:p>
            </draw:text-box>
          </draw:frame>
          <draw:line draw:style-name="gr1" draw:text-style-name="P7" draw:layer="layout" svg:x1="25.5cm" svg:y1="17.9cm" svg:x2="25.5cm" svg:y2="18.9cm">
            <text:p/>
          </draw:line>
          <draw:custom-shape draw:style-name="gr5" draw:text-style-name="P8" draw:layer="layout" svg:width="2cm" svg:height="1.5cm" svg:x="24.5cm" svg:y="16.65cm">
            <text:p text:style-name="P2"><text:span text:style-name="T10">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24§display§\delta§svg§600§TRUE§</svg:desc>
          <draw:polygon draw:style-name="gr7" draw:text-style-name="P11" draw:layer="layout" svg:width="0.407cm" svg:height="0.586cm" svg:x="27cm" svg:y="16.601cm" svg:viewBox="0 0 408 587" draw:points="203,587 0,587 0,0 408,0 408,587">
            <text:p/>
          </draw:polygon>
          <draw:path draw:style-name="gr8" draw:text-style-name="P12" draw:layer="layout" svg:width="0.346cm" svg:height="0.611cm" svg:x="27.034cm" svg:y="16.588cm" svg:viewBox="0 0 347 612" svg:d="M188 232c-106 25-188 134-188 238 0 81 54 142 134 142 98 0 169-134 169-249 0-77-35-121-64-158-28-38-80-101-80-140 0-17 17-38 48-38 25 0 42 11 59 23 17 9 35 21 46 21 21 0 35-21 35-35 0-17-14-21-44-26-44-10-56-10-69-10-67 0-96 36-96 86 0 46 23 94 50 146zM197 249c21 41 48 87 48 146 0 56-32 198-111 198-46 0-82-37-82-100 0-54 32-213 145-244z">
            <text:p/>
          </draw:path>
        </draw:g>
      </draw:page>
      <draw:page draw:name="page6" draw:style-name="dp1" draw:master-page-name="Default">
        <draw:rect draw:style-name="gr21" draw:text-style-name="P14" draw:layer="layout" svg:width="3.189cm" svg:height="10.961cm" svg:x="4.1cm" svg:y="0.549cm">
          <text:p/>
        </draw:rect>
        <draw:g>
          <svg:title>TexMaths</svg:title>
          <svg:desc>40§latex§$L$§svg§600§TRUE§</svg:desc>
          <draw:frame draw:style-name="gr22" draw:text-style-name="P15" draw:layer="layout" svg:width="0.76cm" svg:height="0.764cm" svg:x="5.444cm" svg:y="5.162cm">
            <draw:image xlink:href="Pictures/100006EB000000EF000000F008DE6DF8DFCC2511.svg" xlink:type="simple" xlink:show="embed" xlink:actuate="onLoad" loext:mime-type="image/svg+xml">
              <text:p/>
            </draw:image>
            <draw:image xlink:href="Pictures/100002010000000E0000000E35B1EAB7210D69F0.png" xlink:type="simple" xlink:show="embed" xlink:actuate="onLoad" loext:mime-type="image/png"/>
          </draw:frame>
        </draw:g>
        <draw:line draw:style-name="gr23" draw:text-style-name="P16" draw:layer="layout" svg:x1="7.289cm" svg:y1="1.472cm" svg:x2="9.182cm" svg:y2="1.472cm">
          <text:p/>
        </draw:line>
        <draw:line draw:style-name="gr23" draw:text-style-name="P16" draw:layer="layout" svg:x1="7.29cm" svg:y1="10.259cm" svg:x2="9.183cm" svg:y2="10.259cm">
          <text:p/>
        </draw:line>
        <draw:g>
          <svg:title>TexMaths</svg:title>
          <svg:desc>40§latex§$i$§svg§600§TRUE§</svg:desc>
          <draw:polygon draw:style-name="gr24" draw:text-style-name="P17" draw:layer="layout" svg:width="0.382cm" svg:height="0.727cm" svg:x="8.025cm" svg:y="1.272cm" svg:viewBox="0 0 383 728" draw:points="191,728 0,728 0,0 383,0 383,728">
            <text:p/>
          </draw:polygon>
          <draw:path draw:style-name="gr25" draw:text-style-name="P18" draw:layer="layout" svg:width="0.294cm" svg:height="0.743cm" svg:x="8.056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l$§svg§600§TRUE§</svg:desc>
          <draw:polygon draw:style-name="gr24" draw:text-style-name="P17" draw:layer="layout" svg:width="0.351cm" svg:height="0.765cm" svg:x="8.189cm" svg:y="10.579cm" svg:viewBox="0 0 352 766" draw:points="176,766 0,766 0,0 352,0 352,766">
            <text:p/>
          </draw:polygon>
          <draw:path draw:style-name="gr25" draw:text-style-name="P18" draw:layer="layout" svg:width="0.238cm" svg:height="0.78cm" svg:x="8.237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rect draw:style-name="gr21" draw:text-style-name="P14" draw:layer="layout" svg:width="3.189cm" svg:height="2.636cm" svg:x="11.818cm" svg:y="0.5cm">
          <text:p/>
        </draw:rect>
        <draw:line draw:style-name="gr23" draw:text-style-name="P16" draw:layer="layout" svg:x1="9.908cm" svg:y1="1.472cm" svg:x2="11.801cm" svg:y2="1.472cm">
          <text:p/>
        </draw:line>
        <draw:line draw:style-name="gr23" draw:text-style-name="P16" draw:layer="layout" svg:x1="15.009cm" svg:y1="1.472cm" svg:x2="16.902cm" svg:y2="1.472cm">
          <text:p/>
        </draw:line>
        <draw:line draw:style-name="gr23" draw:text-style-name="P16" draw:layer="layout" svg:x1="13.366cm" svg:y1="4.983cm" svg:x2="13.366cm" svg:y2="3.09cm">
          <text:p/>
        </draw:line>
        <draw:rect draw:style-name="gr21" draw:text-style-name="P14" draw:layer="layout" svg:width="3.189cm" svg:height="2.636cm" draw:transform="rotate (-3.14159265358979) translate (14.913cm 11.51cm)">
          <text:p/>
        </draw:rect>
        <draw:line draw:style-name="gr23" draw:text-style-name="P16" draw:layer="layout" svg:x1="16.823cm" svg:y1="10.259cm" svg:x2="14.93cm" svg:y2="10.259cm">
          <text:p/>
        </draw:line>
        <draw:line draw:style-name="gr23" draw:text-style-name="P16" draw:layer="layout" svg:x1="11.722cm" svg:y1="10.259cm" svg:x2="9.829cm" svg:y2="10.259cm">
          <text:p/>
        </draw:line>
        <draw:line draw:style-name="gr23" draw:text-style-name="P16" draw:layer="layout" svg:x1="13.366cm" svg:y1="7.012cm" svg:x2="13.366cm" svg:y2="8.905cm">
          <text:p/>
        </draw:line>
        <draw:g>
          <svg:title>TexMaths</svg:title>
          <svg:desc>40§display§C§svg§600§TRUE§</svg:desc>
          <draw:frame draw:style-name="gr22" draw:text-style-name="P15" draw:layer="layout" svg:width="0.88cm" svg:height="0.764cm" svg:x="12.848cm" svg:y="1.349cm">
            <draw:image xlink:href="Pictures/1000061100000114000000F0025440BE11D31D47.svg" xlink:type="simple" xlink:show="embed" xlink:actuate="onLoad" loext:mime-type="image/svg+xml">
              <text:p/>
            </draw:image>
            <draw:image xlink:href="Pictures/10000201000000100000000EDEACD7E4AF3CB66B.png" xlink:type="simple" xlink:show="embed" xlink:actuate="onLoad" loext:mime-type="image/png"/>
          </draw:frame>
        </draw:g>
        <draw:g>
          <svg:title>TexMaths</svg:title>
          <svg:desc>40§latex§$i$§svg§600§TRUE§</svg:desc>
          <draw:polygon draw:style-name="gr24" draw:text-style-name="P17" draw:layer="layout" svg:width="0.382cm" svg:height="0.727cm" svg:x="10.259cm" svg:y="1.743cm" svg:viewBox="0 0 383 728" draw:points="191,728 0,728 0,0 383,0 383,728">
            <text:p/>
          </draw:polygon>
          <draw:path draw:style-name="gr25" draw:text-style-name="P18" draw:layer="layout" svg:width="0.294cm" svg:height="0.743cm" svg:x="10.29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j$§svg§600§TRUE§</svg:desc>
          <draw:polygon draw:style-name="gr24" draw:text-style-name="P17" draw:layer="layout" svg:width="0.517cm" svg:height="0.941cm" svg:x="12.55cm" svg:y="3.547cm" svg:viewBox="0 0 518 942" draw:points="260,942 0,942 0,0 518,0 518,942">
            <text:p/>
          </draw:polygon>
          <draw:path draw:style-name="gr25" draw:text-style-name="P18" draw:layer="layout" svg:width="0.454cm" svg:height="0.956cm" svg:x="12.535cm" svg:y="3.54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24" draw:text-style-name="P17" draw:layer="layout" svg:width="0.608cm" svg:height="0.765cm" svg:x="15.752cm" svg:y="1.705cm" svg:viewBox="0 0 609 766" draw:points="304,766 0,766 0,0 609,0 609,766">
            <text:p/>
          </draw:polygon>
          <draw:path draw:style-name="gr25" draw:text-style-name="P18" draw:layer="layout" svg:width="0.501cm" svg:height="0.78cm" svg:x="15.8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24" draw:text-style-name="P17" draw:layer="layout" svg:width="0.351cm" svg:height="0.765cm" svg:x="10.494cm" svg:y="10.579cm" svg:viewBox="0 0 352 766" draw:points="176,766 0,766 0,0 352,0 352,766">
            <text:p/>
          </draw:polygon>
          <draw:path draw:style-name="gr25" draw:text-style-name="P18" draw:layer="layout" svg:width="0.238cm" svg:height="0.78cm" svg:x="10.541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4" draw:text-style-name="P17" draw:layer="layout" svg:width="0.661cm" svg:height="0.476cm" svg:x="15.438cm" svg:y="10.871cm" svg:viewBox="0 0 662 477" draw:points="333,477 0,477 0,0 662,0 662,477">
            <text:p/>
          </draw:polygon>
          <draw:path draw:style-name="gr25" draw:text-style-name="P18" draw:layer="layout" svg:width="0.598cm" svg:height="0.501cm" svg:x="15.4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4" draw:text-style-name="P17" draw:layer="layout" svg:width="0.517cm" svg:height="0.941cm" svg:x="12.55cm" svg:y="7.314cm" svg:viewBox="0 0 518 942" draw:points="260,942 0,942 0,0 518,0 518,942">
            <text:p/>
          </draw:polygon>
          <draw:path draw:style-name="gr25" draw:text-style-name="P18" draw:layer="layout" svg:width="0.454cm" svg:height="0.956cm" svg:x="12.535cm" svg:y="7.31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display§D
^*§svg§600§TRUE§</svg:desc>
          <draw:frame draw:style-name="gr22" draw:text-style-name="P15" draw:layer="layout" svg:width="1.42cm" svg:height="0.828cm" svg:x="12.6cm" svg:y="9.706cm">
            <draw:image xlink:href="Pictures/10000BED000001BD00000104C8A179BC68F73F9E.svg" xlink:type="simple" xlink:show="embed" xlink:actuate="onLoad" loext:mime-type="image/svg+xml">
              <text:p/>
            </draw:image>
            <draw:image xlink:href="Pictures/10000201000000190000000F51002DA054788DD4.png" xlink:type="simple" xlink:show="embed" xlink:actuate="onLoad" loext:mime-type="image/png"/>
          </draw:frame>
        </draw:g>
        <draw:rect draw:style-name="gr21" draw:text-style-name="P14" draw:layer="layout" svg:width="3.189cm" svg:height="10.961cm" svg:x="19.711cm" svg:y="0.549cm">
          <text:p/>
        </draw:rect>
        <draw:g>
          <svg:title>TexMaths</svg:title>
          <svg:desc>40§latex§$R$§svg§600§TRUE§</svg:desc>
          <draw:frame draw:style-name="gr22" draw:text-style-name="P15" draw:layer="layout" svg:width="0.86cm" svg:height="0.764cm" svg:x="21.055cm" svg:y="5.162cm">
            <draw:image xlink:href="Pictures/100009D20000010E000000F0773B0B379F3E92E5.svg" xlink:type="simple" xlink:show="embed" xlink:actuate="onLoad" loext:mime-type="image/svg+xml">
              <text:p/>
            </draw:image>
            <draw:image xlink:href="Pictures/100002010000000F0000000EDE9EF352F3BB0ADC.png" xlink:type="simple" xlink:show="embed" xlink:actuate="onLoad" loext:mime-type="image/png"/>
          </draw:frame>
        </draw:g>
        <draw:line draw:style-name="gr23" draw:text-style-name="P16" draw:layer="layout" svg:x1="17.8cm" svg:y1="1.472cm" svg:x2="19.693cm" svg:y2="1.472cm">
          <text:p/>
        </draw:line>
        <draw:line draw:style-name="gr23" draw:text-style-name="P16" draw:layer="layout" svg:x1="17.801cm" svg:y1="10.259cm" svg:x2="19.694cm" svg:y2="10.259cm">
          <text:p/>
        </draw:line>
        <draw:g>
          <svg:title>TexMaths</svg:title>
          <svg:desc>40§latex§$k$§svg§600§TRUE§</svg:desc>
          <draw:polygon draw:style-name="gr24" draw:text-style-name="P17" draw:layer="layout" svg:width="0.608cm" svg:height="0.765cm" svg:x="18.363cm" svg:y="1.705cm" svg:viewBox="0 0 609 766" draw:points="304,766 0,766 0,0 609,0 609,766">
            <text:p/>
          </draw:polygon>
          <draw:path draw:style-name="gr25" draw:text-style-name="P18" draw:layer="layout" svg:width="0.501cm" svg:height="0.78cm" svg:x="18.422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n$§svg§600§TRUE§</svg:desc>
          <draw:polygon draw:style-name="gr24" draw:text-style-name="P17" draw:layer="layout" svg:width="0.661cm" svg:height="0.476cm" svg:x="18.049cm" svg:y="10.871cm" svg:viewBox="0 0 662 477" draw:points="333,477 0,477 0,0 662,0 662,477">
            <text:p/>
          </draw:polygon>
          <draw:path draw:style-name="gr25" draw:text-style-name="P18" draw:layer="layout" svg:width="0.598cm" svg:height="0.501cm" svg:x="18.08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frame draw:style-name="gr26" draw:text-style-name="P20" draw:layer="layout" svg:width="26cm" svg:height="2cm" svg:x="1.5cm" svg:y="12.5cm">
          <draw:text-box>
            <text:p text:style-name="P19"><text:span text:style-name="T14">L[l,i]A[i,j,k]B*[l,j,n]R[k,n]</text:span></text:p>
          </draw:text-box>
        </draw:frame>
      </draw:page>
      <draw:page draw:name="page7" draw:style-name="dp1" draw:master-page-name="Default">
        <draw:line draw:style-name="gr23" draw:text-style-name="P1" draw:layer="layout" svg:x1="24.766cm" svg:y1="4.973cm" svg:x2="24.766cm" svg:y2="3.08cm">
          <text:p/>
        </draw:line>
        <draw:rect draw:style-name="gr21" draw:text-style-name="P21" draw:layer="layout" svg:width="3.189cm" svg:height="10.961cm" svg:x="0.5cm" svg:y="0.549cm">
          <text:p/>
        </draw:rect>
        <draw:g>
          <svg:title>TexMaths</svg:title>
          <svg:desc>40§latex§$\rho$§svg§600§TRUE§</svg:desc>
          <draw:polygon draw:style-name="gr24" draw:text-style-name="P5" draw:layer="layout" svg:width="0.57cm" svg:height="0.689cm" svg:x="1.844cm" svg:y="5.178cm" svg:viewBox="0 0 571 690" draw:points="286,690 0,690 0,0 571,0 571,690">
            <text:p/>
          </draw:polygon>
          <draw:path draw:style-name="gr25" draw:text-style-name="P6" draw:layer="layout" svg:width="0.523cm" svg:height="0.727cm" svg:x="1.879cm" svg:y="5.16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23" draw:text-style-name="P1" draw:layer="layout" svg:x1="3.689cm" svg:y1="1.472cm" svg:x2="5.582cm" svg:y2="1.472cm">
          <text:p/>
        </draw:line>
        <draw:line draw:style-name="gr23" draw:text-style-name="P1" draw:layer="layout" svg:x1="3.69cm" svg:y1="10.259cm" svg:x2="5.583cm" svg:y2="10.259cm">
          <text:p/>
        </draw:line>
        <draw:g>
          <svg:title>TexMaths</svg:title>
          <svg:desc>40§latex§$i$§svg§600§TRUE§</svg:desc>
          <draw:polygon draw:style-name="gr24" draw:text-style-name="P5" draw:layer="layout" svg:width="0.382cm" svg:height="0.727cm" svg:x="4.425cm" svg:y="1.272cm" svg:viewBox="0 0 383 728" draw:points="191,728 0,728 0,0 383,0 383,728">
            <text:p/>
          </draw:polygon>
          <draw:path draw:style-name="gr25" draw:text-style-name="P6" draw:layer="layout" svg:width="0.294cm" svg:height="0.743cm" svg:x="4.456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l$§svg§600§TRUE§</svg:desc>
          <draw:polygon draw:style-name="gr24" draw:text-style-name="P5" draw:layer="layout" svg:width="0.351cm" svg:height="0.765cm" svg:x="4.589cm" svg:y="10.579cm" svg:viewBox="0 0 352 766" draw:points="176,766 0,766 0,0 352,0 352,766">
            <text:p/>
          </draw:polygon>
          <draw:path draw:style-name="gr25" draw:text-style-name="P6" draw:layer="layout" svg:width="0.238cm" svg:height="0.78cm" svg:x="4.637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rect draw:style-name="gr21" draw:text-style-name="P21" draw:layer="layout" svg:width="3.189cm" svg:height="2.636cm" svg:x="8.218cm" svg:y="0.5cm">
          <text:p/>
        </draw:rect>
        <draw:line draw:style-name="gr23" draw:text-style-name="P1" draw:layer="layout" svg:x1="6.308cm" svg:y1="1.472cm" svg:x2="8.201cm" svg:y2="1.472cm">
          <text:p/>
        </draw:line>
        <draw:line draw:style-name="gr23" draw:text-style-name="P1" draw:layer="layout" svg:x1="11.409cm" svg:y1="1.472cm" svg:x2="13.302cm" svg:y2="1.472cm">
          <text:p/>
        </draw:line>
        <draw:line draw:style-name="gr23" draw:text-style-name="P1" draw:layer="layout" svg:x1="9.766cm" svg:y1="4.983cm" svg:x2="9.766cm" svg:y2="3.09cm">
          <text:p/>
        </draw:line>
        <draw:rect draw:style-name="gr21" draw:text-style-name="P21" draw:layer="layout" svg:width="3.189cm" svg:height="2.636cm" draw:transform="rotate (-3.14159265358979) translate (11.313cm 11.51cm)">
          <text:p/>
        </draw:rect>
        <draw:line draw:style-name="gr23" draw:text-style-name="P1" draw:layer="layout" svg:x1="13.223cm" svg:y1="10.259cm" svg:x2="11.33cm" svg:y2="10.259cm">
          <text:p/>
        </draw:line>
        <draw:line draw:style-name="gr23" draw:text-style-name="P1" draw:layer="layout" svg:x1="8.122cm" svg:y1="10.259cm" svg:x2="6.229cm" svg:y2="10.259cm">
          <text:p/>
        </draw:line>
        <draw:line draw:style-name="gr23" draw:text-style-name="P1" draw:layer="layout" svg:x1="9.766cm" svg:y1="7.012cm" svg:x2="9.766cm" svg:y2="8.905cm">
          <text:p/>
        </draw:line>
        <draw:g>
          <svg:title>TexMaths</svg:title>
          <svg:desc>40§latex§$A$§svg§600§TRUE§</svg:desc>
          <draw:polygon draw:style-name="gr24" draw:text-style-name="P5" draw:layer="layout" svg:width="0.828cm" svg:height="0.752cm" svg:x="9.248cm" svg:y="1.386cm" svg:viewBox="0 0 829 753" draw:points="414,753 0,753 0,0 829,0 829,753">
            <text:p/>
          </draw:polygon>
          <draw:path draw:style-name="gr25" draw:text-style-name="P6" draw:layer="layout" svg:width="0.759cm" svg:height="0.793cm" svg:x="9.285cm" svg:y="1.34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i$§svg§600§TRUE§</svg:desc>
          <draw:polygon draw:style-name="gr24" draw:text-style-name="P5" draw:layer="layout" svg:width="0.382cm" svg:height="0.727cm" svg:x="6.659cm" svg:y="1.743cm" svg:viewBox="0 0 383 728" draw:points="191,728 0,728 0,0 383,0 383,728">
            <text:p/>
          </draw:polygon>
          <draw:path draw:style-name="gr25" draw:text-style-name="P6" draw:layer="layout" svg:width="0.294cm" svg:height="0.743cm" svg:x="6.69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j$§svg§600§TRUE§</svg:desc>
          <draw:polygon draw:style-name="gr24" draw:text-style-name="P5" draw:layer="layout" svg:width="0.517cm" svg:height="0.941cm" svg:x="8.95cm" svg:y="3.547cm" svg:viewBox="0 0 518 942" draw:points="260,942 0,942 0,0 518,0 518,942">
            <text:p/>
          </draw:polygon>
          <draw:path draw:style-name="gr25" draw:text-style-name="P6" draw:layer="layout" svg:width="0.454cm" svg:height="0.956cm" svg:x="8.935cm" svg:y="3.54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24" draw:text-style-name="P5" draw:layer="layout" svg:width="0.608cm" svg:height="0.765cm" svg:x="12.152cm" svg:y="1.705cm" svg:viewBox="0 0 609 766" draw:points="304,766 0,766 0,0 609,0 609,766">
            <text:p/>
          </draw:polygon>
          <draw:path draw:style-name="gr25" draw:text-style-name="P6" draw:layer="layout" svg:width="0.501cm" svg:height="0.78cm" svg:x="12.2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24" draw:text-style-name="P5" draw:layer="layout" svg:width="0.351cm" svg:height="0.765cm" svg:x="6.894cm" svg:y="10.579cm" svg:viewBox="0 0 352 766" draw:points="176,766 0,766 0,0 352,0 352,766">
            <text:p/>
          </draw:polygon>
          <draw:path draw:style-name="gr25" draw:text-style-name="P6" draw:layer="layout" svg:width="0.238cm" svg:height="0.78cm" svg:x="6.941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4" draw:text-style-name="P5" draw:layer="layout" svg:width="0.661cm" svg:height="0.476cm" svg:x="11.838cm" svg:y="10.871cm" svg:viewBox="0 0 662 477" draw:points="333,477 0,477 0,0 662,0 662,477">
            <text:p/>
          </draw:polygon>
          <draw:path draw:style-name="gr25" draw:text-style-name="P6" draw:layer="layout" svg:width="0.598cm" svg:height="0.501cm" svg:x="11.8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4" draw:text-style-name="P5" draw:layer="layout" svg:width="0.517cm" svg:height="0.941cm" svg:x="8.95cm" svg:y="7.314cm" svg:viewBox="0 0 518 942" draw:points="260,942 0,942 0,0 518,0 518,942">
            <text:p/>
          </draw:polygon>
          <draw:path draw:style-name="gr25" draw:text-style-name="P6" draw:layer="layout" svg:width="0.454cm" svg:height="0.956cm" svg:x="8.935cm" svg:y="7.31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23" draw:text-style-name="P1" draw:layer="layout" svg:x1="18.69cm" svg:y1="10.249cm" svg:x2="20.583cm" svg:y2="10.249cm">
          <text:p/>
        </draw:line>
        <draw:g>
          <svg:title>TexMaths</svg:title>
          <svg:desc>40§latex§$l$§svg§600§TRUE§</svg:desc>
          <draw:polygon draw:style-name="gr24" draw:text-style-name="P5" draw:layer="layout" svg:width="0.351cm" svg:height="0.765cm" svg:x="19.589cm" svg:y="10.569cm" svg:viewBox="0 0 352 766" draw:points="176,766 0,766 0,0 352,0 352,766">
            <text:p/>
          </draw:polygon>
          <draw:path draw:style-name="gr25" draw:text-style-name="P6" draw:layer="layout" svg:width="0.238cm" svg:height="0.78cm" svg:x="19.637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path draw:style-name="gr27" draw:text-style-name="P22" draw:layer="layout" svg:width="11.033cm" svg:height="11.136cm" svg:x="15.437cm" svg:y="0.427cm" svg:viewBox="0 0 11034 11137" svg:d="M32 11128c-10-5-18-13-23-23-6-10-9-20-9-31v-8374-2588-48c0-12 3-22 9-32 5-10 13-18 23-23 10-6 20-9 32-9h10907c11 0 21 3 31 9 10 5 18 13 23 23 6 10 9 20 9 32v2636c0 11-3 21-9 31-5 10-13 18-23 23-10 6-20 9-31 9h-7655v8311c0 11-3 21-9 31-5 10-13 18-23 23-10 6-20 9-31 9h-3189c-12 0-22-3-32-9z">
          <text:p/>
        </draw:path>
        <draw:g>
          <svg:title>TexMaths</svg:title>
          <svg:desc>40§latex§$\rho$§svg§600§TRUE§</svg:desc>
          <draw:polygon draw:style-name="gr24" draw:text-style-name="P5" draw:layer="layout" svg:width="0.57cm" svg:height="0.689cm" svg:x="16.844cm" svg:y="5.168cm" svg:viewBox="0 0 571 690" draw:points="286,690 0,690 0,0 571,0 571,690">
            <text:p/>
          </draw:polygon>
          <draw:path draw:style-name="gr25" draw:text-style-name="P6" draw:layer="layout" svg:width="0.523cm" svg:height="0.727cm" svg:x="16.879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23" draw:text-style-name="P1" draw:layer="layout" svg:x1="26.409cm" svg:y1="1.462cm" svg:x2="28.302cm" svg:y2="1.462cm">
          <text:p/>
        </draw:line>
        <draw:rect draw:style-name="gr28" draw:text-style-name="P22" draw:layer="layout" svg:width="3.189cm" svg:height="2.636cm" draw:transform="rotate (-3.14159265358979) translate (26.313cm 11.5cm)">
          <text:p/>
        </draw:rect>
        <draw:line draw:style-name="gr23" draw:text-style-name="P1" draw:layer="layout" svg:x1="28.223cm" svg:y1="10.249cm" svg:x2="26.33cm" svg:y2="10.249cm">
          <text:p/>
        </draw:line>
        <draw:line draw:style-name="gr23" draw:text-style-name="P1" draw:layer="layout" svg:x1="23.122cm" svg:y1="10.249cm" svg:x2="21.229cm" svg:y2="10.249cm">
          <text:p/>
        </draw:line>
        <draw:line draw:style-name="gr23" draw:text-style-name="P1" draw:layer="layout" svg:x1="24.766cm" svg:y1="7.002cm" svg:x2="24.766cm" svg:y2="8.895cm">
          <text:p/>
        </draw:line>
        <draw:g>
          <svg:title>TexMaths</svg:title>
          <svg:desc>40§latex§$A$§svg§600§TRUE§</svg:desc>
          <draw:polygon draw:style-name="gr24" draw:text-style-name="P5" draw:layer="layout" svg:width="0.828cm" svg:height="0.752cm" svg:x="24.248cm" svg:y="1.376cm" svg:viewBox="0 0 829 753" draw:points="414,753 0,753 0,0 829,0 829,753">
            <text:p/>
          </draw:polygon>
          <draw:path draw:style-name="gr25" draw:text-style-name="P6" draw:layer="layout" svg:width="0.759cm" svg:height="0.793cm" svg:x="24.285cm" svg:y="1.33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24" draw:text-style-name="P5" draw:layer="layout" svg:width="0.89cm" svg:height="0.752cm" svg:x="24.169cm" svg:y="9.807cm" svg:viewBox="0 0 891 753" draw:points="446,753 0,753 0,0 891,0 891,753">
            <text:p/>
          </draw:polygon>
          <draw:path draw:style-name="gr25" draw:text-style-name="P6" draw:layer="layout" svg:width="0.79cm" svg:height="0.755cm" svg:x="24.216cm" svg:y="9.80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24" draw:text-style-name="P5" draw:layer="layout" svg:width="0.517cm" svg:height="0.941cm" svg:x="23.95cm" svg:y="3.537cm" svg:viewBox="0 0 518 942" draw:points="260,942 0,942 0,0 518,0 518,942">
            <text:p/>
          </draw:polygon>
          <draw:path draw:style-name="gr25" draw:text-style-name="P6" draw:layer="layout" svg:width="0.454cm" svg:height="0.956cm" svg:x="23.935cm" svg:y="3.53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24" draw:text-style-name="P5" draw:layer="layout" svg:width="0.608cm" svg:height="0.765cm" svg:x="27.152cm" svg:y="1.695cm" svg:viewBox="0 0 609 766" draw:points="304,766 0,766 0,0 609,0 609,766">
            <text:p/>
          </draw:polygon>
          <draw:path draw:style-name="gr25" draw:text-style-name="P6" draw:layer="layout" svg:width="0.501cm" svg:height="0.78cm" svg:x="27.211cm" svg:y="1.69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24" draw:text-style-name="P5" draw:layer="layout" svg:width="0.351cm" svg:height="0.765cm" svg:x="21.894cm" svg:y="10.569cm" svg:viewBox="0 0 352 766" draw:points="176,766 0,766 0,0 352,0 352,766">
            <text:p/>
          </draw:polygon>
          <draw:path draw:style-name="gr25" draw:text-style-name="P6" draw:layer="layout" svg:width="0.238cm" svg:height="0.78cm" svg:x="21.941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4" draw:text-style-name="P5" draw:layer="layout" svg:width="0.661cm" svg:height="0.476cm" svg:x="26.838cm" svg:y="10.861cm" svg:viewBox="0 0 662 477" draw:points="333,477 0,477 0,0 662,0 662,477">
            <text:p/>
          </draw:polygon>
          <draw:path draw:style-name="gr25" draw:text-style-name="P6" draw:layer="layout" svg:width="0.598cm" svg:height="0.501cm" svg:x="26.869cm" svg:y="10.84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4" draw:text-style-name="P5" draw:layer="layout" svg:width="0.517cm" svg:height="0.941cm" svg:x="23.95cm" svg:y="7.304cm" svg:viewBox="0 0 518 942" draw:points="260,942 0,942 0,0 518,0 518,942">
            <text:p/>
          </draw:polygon>
          <draw:path draw:style-name="gr25" draw:text-style-name="P6" draw:layer="layout" svg:width="0.454cm" svg:height="0.956cm" svg:x="23.935cm" svg:y="7.30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23" draw:text-style-name="P1" draw:layer="layout" svg:x1="24.766cm" svg:y1="4.973cm" svg:x2="24.766cm" svg:y2="3.08cm">
          <text:p/>
        </draw:line>
        <draw:line draw:style-name="gr23" draw:text-style-name="P1" draw:layer="layout" svg:x1="18.69cm" svg:y1="10.249cm" svg:x2="20.583cm" svg:y2="10.249cm">
          <text:p/>
        </draw:line>
        <draw:g>
          <svg:title>TexMaths</svg:title>
          <svg:desc>40§latex§$l$§svg§600§TRUE§</svg:desc>
          <draw:polygon draw:style-name="gr24" draw:text-style-name="P5" draw:layer="layout" svg:width="0.351cm" svg:height="0.765cm" svg:x="19.589cm" svg:y="10.569cm" svg:viewBox="0 0 352 766" draw:points="176,766 0,766 0,0 352,0 352,766">
            <text:p/>
          </draw:polygon>
          <draw:path draw:style-name="gr25" draw:text-style-name="P6" draw:layer="layout" svg:width="0.238cm" svg:height="0.78cm" svg:x="19.637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path draw:style-name="gr29" draw:text-style-name="P21" draw:layer="layout" svg:width="11.033cm" svg:height="11.136cm" svg:x="15.437cm" svg:y="0.427cm" svg:viewBox="0 0 11034 11137" svg:d="M32 11128c-10-5-18-13-23-23-6-10-9-20-9-31v-8374-2588-48c0-12 3-22 9-32 5-10 13-18 23-23 10-6 20-9 32-9h10907c11 0 21 3 31 9 10 5 18 13 23 23 6 10 9 20 9 32v2636c0 11-3 21-9 31-5 10-13 18-23 23-10 6-20 9-31 9h-7655v8311c0 11-3 21-9 31-5 10-13 18-23 23-10 6-20 9-31 9h-3189c-12 0-22-3-32-9z">
          <text:p/>
        </draw:path>
        <draw:g>
          <svg:title>TexMaths</svg:title>
          <svg:desc>40§latex§$\rho$§svg§600§TRUE§</svg:desc>
          <draw:polygon draw:style-name="gr24" draw:text-style-name="P5" draw:layer="layout" svg:width="0.57cm" svg:height="0.689cm" svg:x="16.844cm" svg:y="5.168cm" svg:viewBox="0 0 571 690" draw:points="286,690 0,690 0,0 571,0 571,690">
            <text:p/>
          </draw:polygon>
          <draw:path draw:style-name="gr25" draw:text-style-name="P6" draw:layer="layout" svg:width="0.523cm" svg:height="0.727cm" svg:x="16.879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23" draw:text-style-name="P1" draw:layer="layout" svg:x1="26.409cm" svg:y1="1.462cm" svg:x2="28.302cm" svg:y2="1.462cm">
          <text:p/>
        </draw:line>
        <draw:rect draw:style-name="gr21" draw:text-style-name="P21" draw:layer="layout" svg:width="3.189cm" svg:height="2.636cm" draw:transform="rotate (-3.14159265358979) translate (26.313cm 11.5cm)">
          <text:p/>
        </draw:rect>
        <draw:line draw:style-name="gr23" draw:text-style-name="P1" draw:layer="layout" svg:x1="28.223cm" svg:y1="10.249cm" svg:x2="26.33cm" svg:y2="10.249cm">
          <text:p/>
        </draw:line>
        <draw:line draw:style-name="gr23" draw:text-style-name="P1" draw:layer="layout" svg:x1="23.122cm" svg:y1="10.249cm" svg:x2="21.229cm" svg:y2="10.249cm">
          <text:p/>
        </draw:line>
        <draw:line draw:style-name="gr23" draw:text-style-name="P1" draw:layer="layout" svg:x1="24.766cm" svg:y1="7.002cm" svg:x2="24.766cm" svg:y2="8.895cm">
          <text:p/>
        </draw:line>
        <draw:g>
          <svg:title>TexMaths</svg:title>
          <svg:desc>40§latex§$A$§svg§600§TRUE§</svg:desc>
          <draw:polygon draw:style-name="gr24" draw:text-style-name="P5" draw:layer="layout" svg:width="0.828cm" svg:height="0.752cm" svg:x="24.248cm" svg:y="1.376cm" svg:viewBox="0 0 829 753" draw:points="414,753 0,753 0,0 829,0 829,753">
            <text:p/>
          </draw:polygon>
          <draw:path draw:style-name="gr25" draw:text-style-name="P6" draw:layer="layout" svg:width="0.759cm" svg:height="0.793cm" svg:x="24.285cm" svg:y="1.33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j$§svg§600§TRUE§</svg:desc>
          <draw:polygon draw:style-name="gr24" draw:text-style-name="P5" draw:layer="layout" svg:width="0.517cm" svg:height="0.941cm" svg:x="23.95cm" svg:y="3.537cm" svg:viewBox="0 0 518 942" draw:points="260,942 0,942 0,0 518,0 518,942">
            <text:p/>
          </draw:polygon>
          <draw:path draw:style-name="gr25" draw:text-style-name="P6" draw:layer="layout" svg:width="0.454cm" svg:height="0.956cm" svg:x="23.935cm" svg:y="3.53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24" draw:text-style-name="P5" draw:layer="layout" svg:width="0.608cm" svg:height="0.765cm" svg:x="27.152cm" svg:y="1.695cm" svg:viewBox="0 0 609 766" draw:points="304,766 0,766 0,0 609,0 609,766">
            <text:p/>
          </draw:polygon>
          <draw:path draw:style-name="gr25" draw:text-style-name="P6" draw:layer="layout" svg:width="0.501cm" svg:height="0.78cm" svg:x="27.211cm" svg:y="1.69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24" draw:text-style-name="P5" draw:layer="layout" svg:width="0.351cm" svg:height="0.765cm" svg:x="21.894cm" svg:y="10.569cm" svg:viewBox="0 0 352 766" draw:points="176,766 0,766 0,0 352,0 352,766">
            <text:p/>
          </draw:polygon>
          <draw:path draw:style-name="gr25" draw:text-style-name="P6" draw:layer="layout" svg:width="0.238cm" svg:height="0.78cm" svg:x="21.941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4" draw:text-style-name="P5" draw:layer="layout" svg:width="0.661cm" svg:height="0.476cm" svg:x="26.838cm" svg:y="10.861cm" svg:viewBox="0 0 662 477" draw:points="333,477 0,477 0,0 662,0 662,477">
            <text:p/>
          </draw:polygon>
          <draw:path draw:style-name="gr25" draw:text-style-name="P6" draw:layer="layout" svg:width="0.598cm" svg:height="0.501cm" svg:x="26.869cm" svg:y="10.84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4" draw:text-style-name="P5" draw:layer="layout" svg:width="0.517cm" svg:height="0.941cm" svg:x="23.95cm" svg:y="7.304cm" svg:viewBox="0 0 518 942" draw:points="260,942 0,942 0,0 518,0 518,942">
            <text:p/>
          </draw:polygon>
          <draw:path draw:style-name="gr25" draw:text-style-name="P6" draw:layer="layout" svg:width="0.454cm" svg:height="0.956cm" svg:x="23.935cm" svg:y="7.30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rect draw:style-name="gr21" draw:text-style-name="P21" draw:layer="layout" svg:width="3.189cm" svg:height="10.961cm" svg:x="31.017cm" svg:y="0.539cm">
          <text:p/>
        </draw:rect>
        <draw:g>
          <svg:title>TexMaths</svg:title>
          <svg:desc>40§latex§$\rho$§svg§600§TRUE§</svg:desc>
          <draw:polygon draw:style-name="gr24" draw:text-style-name="P5" draw:layer="layout" svg:width="0.57cm" svg:height="0.689cm" svg:x="32.361cm" svg:y="5.168cm" svg:viewBox="0 0 571 690" draw:points="286,690 0,690 0,0 571,0 571,690">
            <text:p/>
          </draw:polygon>
          <draw:path draw:style-name="gr25" draw:text-style-name="P6" draw:layer="layout" svg:width="0.523cm" svg:height="0.727cm" svg:x="32.396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23" draw:text-style-name="P1" draw:layer="layout" svg:x1="34.206cm" svg:y1="1.462cm" svg:x2="36.099cm" svg:y2="1.462cm">
          <text:p/>
        </draw:line>
        <draw:line draw:style-name="gr23" draw:text-style-name="P1" draw:layer="layout" svg:x1="34.207cm" svg:y1="10.249cm" svg:x2="36.1cm" svg:y2="10.249cm">
          <text:p/>
        </draw:line>
        <draw:g>
          <svg:title>TexMaths</svg:title>
          <svg:desc>40§latex§$k$§svg§600§TRUE§</svg:desc>
          <draw:polygon draw:style-name="gr24" draw:text-style-name="P5" draw:layer="layout" svg:width="0.608cm" svg:height="0.765cm" svg:x="35.114cm" svg:y="1.847cm" svg:viewBox="0 0 609 766" draw:points="304,766 0,766 0,0 609,0 609,766">
            <text:p/>
          </draw:polygon>
          <draw:path draw:style-name="gr25" draw:text-style-name="P6" draw:layer="layout" svg:width="0.501cm" svg:height="0.78cm" svg:x="35.173cm" svg:y="1.844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n$§svg§600§TRUE§</svg:desc>
          <draw:polygon draw:style-name="gr24" draw:text-style-name="P5" draw:layer="layout" svg:width="0.661cm" svg:height="0.476cm" svg:x="34.8cm" svg:y="11.013cm" svg:viewBox="0 0 662 477" draw:points="333,477 0,477 0,0 662,0 662,477">
            <text:p/>
          </draw:polygon>
          <draw:path draw:style-name="gr25" draw:text-style-name="P6" draw:layer="layout" svg:width="0.598cm" svg:height="0.501cm" svg:x="34.831cm" svg:y="10.998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custom-shape draw:style-name="gr30" draw:text-style-name="P2" draw:layer="layout" svg:width="2cm" svg:height="2.5cm" svg:x="12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" draw:layer="layout" svg:width="2cm" svg:height="2.5cm" svg:x="28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40§display§B^*§svg§600§TRUE§</svg:desc>
          <draw:frame draw:style-name="gr22" draw:text-style-name="P2" draw:layer="layout" svg:width="1.368cm" svg:height="0.828cm" svg:x="9cm" svg:y="9.706cm">
            <draw:image xlink:href="Pictures/10000CD3000001AC00000104B1FB604F8453E002.svg" xlink:type="simple" xlink:show="embed" xlink:actuate="onLoad" loext:mime-type="image/svg+xml">
              <text:p/>
            </draw:image>
            <draw:image xlink:href="Pictures/10000201000000180000000F1BE8C407CCF3138B.png" xlink:type="simple" xlink:show="embed" xlink:actuate="onLoad" loext:mime-type="image/png"/>
          </draw:frame>
        </draw:g>
        <draw:g>
          <svg:title>TexMaths</svg:title>
          <svg:desc>40§display§B^*§svg§600§TRUE§</svg:desc>
          <draw:frame draw:style-name="gr22" draw:text-style-name="P2" draw:layer="layout" svg:width="1.368cm" svg:height="0.828cm" svg:x="24.1cm" svg:y="9.706cm">
            <draw:image xlink:href="Pictures/10000CD3000001AC00000104B1FB604F8453E002.svg" xlink:type="simple" xlink:show="embed" xlink:actuate="onLoad" loext:mime-type="image/svg+xml">
              <text:p/>
            </draw:image>
            <draw:image xlink:href="Pictures/10000201000000180000000F1BE8C407CCF3138B.png" xlink:type="simple" xlink:show="embed" xlink:actuate="onLoad" loext:mime-type="image/png"/>
          </draw:frame>
        </draw:g>
      </draw:page>
      <draw:page draw:name="page8" draw:style-name="dp1" draw:master-page-name="Default">
        <draw:line draw:style-name="gr23" draw:text-style-name="P1" draw:layer="layout" svg:x1="18.057cm" svg:y1="5.11cm" svg:x2="18.057cm" svg:y2="3.217cm">
          <text:p/>
        </draw:line>
        <draw:rect draw:style-name="gr21" draw:text-style-name="P21" draw:layer="layout" svg:width="3.189cm" svg:height="10.961cm" svg:x="8.5cm" svg:y="0.549cm">
          <text:p/>
        </draw:rect>
        <draw:g>
          <svg:title>TexMaths</svg:title>
          <svg:desc>40§latex§$\rho$§svg§600§TRUE§</svg:desc>
          <draw:polygon draw:style-name="gr24" draw:text-style-name="P5" draw:layer="layout" svg:width="0.57cm" svg:height="0.689cm" svg:x="9.844cm" svg:y="5.178cm" svg:viewBox="0 0 571 690" draw:points="286,690 0,690 0,0 571,0 571,690">
            <text:p/>
          </draw:polygon>
          <draw:path draw:style-name="gr25" draw:text-style-name="P6" draw:layer="layout" svg:width="0.523cm" svg:height="0.727cm" svg:x="9.879cm" svg:y="5.16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23" draw:text-style-name="P1" draw:layer="layout" svg:x1="6.589cm" svg:y1="1.472cm" svg:x2="8.482cm" svg:y2="1.472cm">
          <text:p/>
        </draw:line>
        <draw:line draw:style-name="gr23" draw:text-style-name="P1" draw:layer="layout" svg:x1="6.59cm" svg:y1="10.259cm" svg:x2="8.483cm" svg:y2="10.259cm">
          <text:p/>
        </draw:line>
        <draw:rect draw:style-name="gr21" draw:text-style-name="P21" draw:layer="layout" svg:width="3.189cm" svg:height="2.636cm" svg:x="0.718cm" svg:y="0.5cm">
          <text:p/>
        </draw:rect>
        <draw:line draw:style-name="gr23" draw:text-style-name="P1" draw:layer="layout" svg:x1="-1.192cm" svg:y1="1.472cm" svg:x2="0.701cm" svg:y2="1.472cm">
          <text:p/>
        </draw:line>
        <draw:line draw:style-name="gr23" draw:text-style-name="P1" draw:layer="layout" svg:x1="3.909cm" svg:y1="1.472cm" svg:x2="5.802cm" svg:y2="1.472cm">
          <text:p/>
        </draw:line>
        <draw:line draw:style-name="gr23" draw:text-style-name="P1" draw:layer="layout" svg:x1="2.266cm" svg:y1="4.983cm" svg:x2="2.266cm" svg:y2="3.09cm">
          <text:p/>
        </draw:line>
        <draw:rect draw:style-name="gr21" draw:text-style-name="P21" draw:layer="layout" svg:width="3.189cm" svg:height="2.636cm" draw:transform="rotate (-3.14159265358979) translate (3.813cm 11.51cm)">
          <text:p/>
        </draw:rect>
        <draw:line draw:style-name="gr23" draw:text-style-name="P1" draw:layer="layout" svg:x1="5.723cm" svg:y1="10.259cm" svg:x2="3.83cm" svg:y2="10.259cm">
          <text:p/>
        </draw:line>
        <draw:line draw:style-name="gr23" draw:text-style-name="P1" draw:layer="layout" svg:x1="0.622cm" svg:y1="10.259cm" svg:x2="-1.271cm" svg:y2="10.259cm">
          <text:p/>
        </draw:line>
        <draw:line draw:style-name="gr23" draw:text-style-name="P1" draw:layer="layout" svg:x1="2.266cm" svg:y1="7.012cm" svg:x2="2.266cm" svg:y2="8.905cm">
          <text:p/>
        </draw:line>
        <draw:g>
          <svg:title>TexMaths</svg:title>
          <svg:desc>40§latex§$A$§svg§600§TRUE§</svg:desc>
          <draw:polygon draw:style-name="gr24" draw:text-style-name="P5" draw:layer="layout" svg:width="0.828cm" svg:height="0.752cm" svg:x="1.748cm" svg:y="1.386cm" svg:viewBox="0 0 829 753" draw:points="414,753 0,753 0,0 829,0 829,753">
            <text:p/>
          </draw:polygon>
          <draw:path draw:style-name="gr25" draw:text-style-name="P6" draw:layer="layout" svg:width="0.759cm" svg:height="0.793cm" svg:x="1.785cm" svg:y="1.34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i$§svg§600§TRUE§</svg:desc>
          <draw:polygon draw:style-name="gr24" draw:text-style-name="P5" draw:layer="layout" svg:width="0.382cm" svg:height="0.727cm" svg:x="-0.841cm" svg:y="1.743cm" svg:viewBox="0 0 383 728" draw:points="191,728 0,728 0,0 383,0 383,728">
            <text:p/>
          </draw:polygon>
          <draw:path draw:style-name="gr25" draw:text-style-name="P6" draw:layer="layout" svg:width="0.294cm" svg:height="0.743cm" svg:x="-0.81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j$§svg§600§TRUE§</svg:desc>
          <draw:polygon draw:style-name="gr24" draw:text-style-name="P5" draw:layer="layout" svg:width="0.517cm" svg:height="0.941cm" svg:x="1.45cm" svg:y="3.547cm" svg:viewBox="0 0 518 942" draw:points="260,942 0,942 0,0 518,0 518,942">
            <text:p/>
          </draw:polygon>
          <draw:path draw:style-name="gr25" draw:text-style-name="P6" draw:layer="layout" svg:width="0.454cm" svg:height="0.956cm" svg:x="1.435cm" svg:y="3.54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24" draw:text-style-name="P5" draw:layer="layout" svg:width="0.608cm" svg:height="0.765cm" svg:x="4.652cm" svg:y="1.705cm" svg:viewBox="0 0 609 766" draw:points="304,766 0,766 0,0 609,0 609,766">
            <text:p/>
          </draw:polygon>
          <draw:path draw:style-name="gr25" draw:text-style-name="P6" draw:layer="layout" svg:width="0.501cm" svg:height="0.78cm" svg:x="4.7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24" draw:text-style-name="P5" draw:layer="layout" svg:width="0.351cm" svg:height="0.765cm" svg:x="-0.606cm" svg:y="10.579cm" svg:viewBox="0 0 352 766" draw:points="176,766 0,766 0,0 352,0 352,766">
            <text:p/>
          </draw:polygon>
          <draw:path draw:style-name="gr25" draw:text-style-name="P6" draw:layer="layout" svg:width="0.238cm" svg:height="0.78cm" svg:x="-0.559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4" draw:text-style-name="P5" draw:layer="layout" svg:width="0.661cm" svg:height="0.476cm" svg:x="4.338cm" svg:y="10.871cm" svg:viewBox="0 0 662 477" draw:points="333,477 0,477 0,0 662,0 662,477">
            <text:p/>
          </draw:polygon>
          <draw:path draw:style-name="gr25" draw:text-style-name="P6" draw:layer="layout" svg:width="0.598cm" svg:height="0.501cm" svg:x="4.3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4" draw:text-style-name="P5" draw:layer="layout" svg:width="0.517cm" svg:height="0.941cm" svg:x="1.45cm" svg:y="7.314cm" svg:viewBox="0 0 518 942" draw:points="260,942 0,942 0,0 518,0 518,942">
            <text:p/>
          </draw:polygon>
          <draw:path draw:style-name="gr25" draw:text-style-name="P6" draw:layer="layout" svg:width="0.454cm" svg:height="0.956cm" svg:x="1.435cm" svg:y="7.31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23" draw:text-style-name="P1" draw:layer="layout" svg:x1="22.081cm" svg:y1="10.386cm" svg:x2="23.974cm" svg:y2="10.386cm">
          <text:p/>
        </draw:line>
        <draw:line draw:style-name="gr23" draw:text-style-name="P1" draw:layer="layout" svg:x1="14.5cm" svg:y1="1.599cm" svg:x2="16.393cm" svg:y2="1.599cm">
          <text:p/>
        </draw:line>
        <draw:rect draw:style-name="gr28" draw:text-style-name="P22" draw:layer="layout" svg:width="3.189cm" svg:height="2.636cm" draw:transform="rotate (-3.14159265358979) translate (19.604cm 11.637cm)">
          <text:p/>
        </draw:rect>
        <draw:line draw:style-name="gr23" draw:text-style-name="P1" draw:layer="layout" svg:x1="21.514cm" svg:y1="10.386cm" svg:x2="19.621cm" svg:y2="10.386cm">
          <text:p/>
        </draw:line>
        <draw:line draw:style-name="gr23" draw:text-style-name="P1" draw:layer="layout" svg:x1="16.413cm" svg:y1="10.386cm" svg:x2="14.52cm" svg:y2="10.386cm">
          <text:p/>
        </draw:line>
        <draw:line draw:style-name="gr23" draw:text-style-name="P1" draw:layer="layout" svg:x1="18.057cm" svg:y1="7.139cm" svg:x2="18.057cm" svg:y2="9.032cm">
          <text:p/>
        </draw:line>
        <draw:g>
          <svg:title>TexMaths</svg:title>
          <svg:desc>40§latex§$B$§svg§600§TRUE§</svg:desc>
          <draw:polygon draw:style-name="gr24" draw:text-style-name="P5" draw:layer="layout" svg:width="0.89cm" svg:height="0.752cm" svg:x="17.46cm" svg:y="9.944cm" svg:viewBox="0 0 891 753" draw:points="446,753 0,753 0,0 891,0 891,753">
            <text:p/>
          </draw:polygon>
          <draw:path draw:style-name="gr25" draw:text-style-name="P6" draw:layer="layout" svg:width="0.79cm" svg:height="0.755cm" svg:x="17.507cm" svg:y="9.941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24" draw:text-style-name="P5" draw:layer="layout" svg:width="0.517cm" svg:height="0.941cm" svg:x="17.241cm" svg:y="3.674cm" svg:viewBox="0 0 518 942" draw:points="260,942 0,942 0,0 518,0 518,942">
            <text:p/>
          </draw:polygon>
          <draw:path draw:style-name="gr25" draw:text-style-name="P6" draw:layer="layout" svg:width="0.454cm" svg:height="0.956cm" svg:x="17.226cm" svg:y="3.67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l$§svg§600§TRUE§</svg:desc>
          <draw:polygon draw:style-name="gr24" draw:text-style-name="P5" draw:layer="layout" svg:width="0.351cm" svg:height="0.765cm" svg:x="15.185cm" svg:y="10.706cm" svg:viewBox="0 0 352 766" draw:points="176,766 0,766 0,0 352,0 352,766">
            <text:p/>
          </draw:polygon>
          <draw:path draw:style-name="gr25" draw:text-style-name="P6" draw:layer="layout" svg:width="0.238cm" svg:height="0.78cm" svg:x="15.232cm" svg:y="10.703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4" draw:text-style-name="P5" draw:layer="layout" svg:width="0.661cm" svg:height="0.476cm" svg:x="20.129cm" svg:y="10.998cm" svg:viewBox="0 0 662 477" draw:points="333,477 0,477 0,0 662,0 662,477">
            <text:p/>
          </draw:polygon>
          <draw:path draw:style-name="gr25" draw:text-style-name="P6" draw:layer="layout" svg:width="0.598cm" svg:height="0.501cm" svg:x="20.16cm" svg:y="10.983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4" draw:text-style-name="P5" draw:layer="layout" svg:width="0.517cm" svg:height="0.941cm" svg:x="17.241cm" svg:y="7.441cm" svg:viewBox="0 0 518 942" draw:points="260,942 0,942 0,0 518,0 518,942">
            <text:p/>
          </draw:polygon>
          <draw:path draw:style-name="gr25" draw:text-style-name="P6" draw:layer="layout" svg:width="0.454cm" svg:height="0.956cm" svg:x="17.226cm" svg:y="7.438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23" draw:text-style-name="P1" draw:layer="layout" svg:x1="18.057cm" svg:y1="5.11cm" svg:x2="18.057cm" svg:y2="3.217cm">
          <text:p/>
        </draw:line>
        <draw:line draw:style-name="gr23" draw:text-style-name="P1" draw:layer="layout" svg:x1="22.081cm" svg:y1="10.386cm" svg:x2="23.974cm" svg:y2="10.386cm">
          <text:p/>
        </draw:line>
        <draw:path draw:style-name="gr29" draw:text-style-name="P21" draw:layer="layout" svg:width="11.033cm" svg:height="11.136cm" svg:x="16.357cm" svg:y="0.5cm" svg:viewBox="0 0 11034 11137" svg:d="M11002 11128c10-5 18-13 23-23 6-10 9-20 9-31v-8374-2587-49c0-12-3-22-9-32-5-10-13-18-23-23-10-6-20-9-31-9h-10907c-12 0-22 3-32 9-10 5-18 13-23 23-6 10-9 20-9 32v2636c0 11 3 21 9 31 5 10 13 18 23 23 10 6 20 9 32 9h7654v8311c0 11 3 21 9 31 5 10 13 18 23 23 10 6 20 9 32 9h3189c11 0 21-3 31-9z">
          <text:p/>
        </draw:path>
        <draw:line draw:style-name="gr23" draw:text-style-name="P1" draw:layer="layout" svg:x1="14.5cm" svg:y1="1.599cm" svg:x2="16.393cm" svg:y2="1.599cm">
          <text:p/>
        </draw:line>
        <draw:rect draw:style-name="gr21" draw:text-style-name="P21" draw:layer="layout" svg:width="3.189cm" svg:height="2.636cm" draw:transform="rotate (-3.14159265358979) translate (19.604cm 11.637cm)">
          <text:p/>
        </draw:rect>
        <draw:line draw:style-name="gr23" draw:text-style-name="P1" draw:layer="layout" svg:x1="21.514cm" svg:y1="10.386cm" svg:x2="19.621cm" svg:y2="10.386cm">
          <text:p/>
        </draw:line>
        <draw:line draw:style-name="gr23" draw:text-style-name="P1" draw:layer="layout" svg:x1="16.413cm" svg:y1="10.386cm" svg:x2="14.52cm" svg:y2="10.386cm">
          <text:p/>
        </draw:line>
        <draw:line draw:style-name="gr23" draw:text-style-name="P1" draw:layer="layout" svg:x1="18.057cm" svg:y1="7.139cm" svg:x2="18.057cm" svg:y2="9.032cm">
          <text:p/>
        </draw:line>
        <draw:g>
          <svg:title>TexMaths</svg:title>
          <svg:desc>40§latex§$j$§svg§600§TRUE§</svg:desc>
          <draw:polygon draw:style-name="gr24" draw:text-style-name="P5" draw:layer="layout" svg:width="0.517cm" svg:height="0.941cm" svg:x="17.241cm" svg:y="3.674cm" svg:viewBox="0 0 518 942" draw:points="260,942 0,942 0,0 518,0 518,942">
            <text:p/>
          </draw:polygon>
          <draw:path draw:style-name="gr25" draw:text-style-name="P6" draw:layer="layout" svg:width="0.454cm" svg:height="0.956cm" svg:x="17.226cm" svg:y="3.67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l$§svg§600§TRUE§</svg:desc>
          <draw:polygon draw:style-name="gr24" draw:text-style-name="P5" draw:layer="layout" svg:width="0.351cm" svg:height="0.765cm" svg:x="15.185cm" svg:y="10.706cm" svg:viewBox="0 0 352 766" draw:points="176,766 0,766 0,0 352,0 352,766">
            <text:p/>
          </draw:polygon>
          <draw:path draw:style-name="gr25" draw:text-style-name="P6" draw:layer="layout" svg:width="0.238cm" svg:height="0.78cm" svg:x="15.232cm" svg:y="10.703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24" draw:text-style-name="P5" draw:layer="layout" svg:width="0.661cm" svg:height="0.476cm" svg:x="20.129cm" svg:y="10.998cm" svg:viewBox="0 0 662 477" draw:points="333,477 0,477 0,0 662,0 662,477">
            <text:p/>
          </draw:polygon>
          <draw:path draw:style-name="gr25" draw:text-style-name="P6" draw:layer="layout" svg:width="0.598cm" svg:height="0.501cm" svg:x="20.16cm" svg:y="10.983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24" draw:text-style-name="P5" draw:layer="layout" svg:width="0.517cm" svg:height="0.941cm" svg:x="17.241cm" svg:y="7.441cm" svg:viewBox="0 0 518 942" draw:points="260,942 0,942 0,0 518,0 518,942">
            <text:p/>
          </draw:polygon>
          <draw:path draw:style-name="gr25" draw:text-style-name="P6" draw:layer="layout" svg:width="0.454cm" svg:height="0.956cm" svg:x="17.226cm" svg:y="7.438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custom-shape draw:style-name="gr30" draw:text-style-name="P2" draw:layer="layout" svg:width="2cm" svg:height="2.5cm" svg:x="12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" draw:layer="layout" svg:width="2cm" svg:height="2.5cm" svg:x="28.3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40§latex§$k$§svg§600§TRUE§</svg:desc>
          <draw:polygon draw:style-name="gr24" draw:text-style-name="P5" draw:layer="layout" svg:width="0.608cm" svg:height="0.765cm" svg:x="7.152cm" svg:y="1.705cm" svg:viewBox="0 0 609 766" draw:points="304,766 0,766 0,0 609,0 609,766">
            <text:p/>
          </draw:polygon>
          <draw:path draw:style-name="gr25" draw:text-style-name="P6" draw:layer="layout" svg:width="0.501cm" svg:height="0.78cm" svg:x="7.2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n$§svg§600§TRUE§</svg:desc>
          <draw:polygon draw:style-name="gr24" draw:text-style-name="P5" draw:layer="layout" svg:width="0.661cm" svg:height="0.476cm" svg:x="6.838cm" svg:y="10.871cm" svg:viewBox="0 0 662 477" draw:points="333,477 0,477 0,0 662,0 662,477">
            <text:p/>
          </draw:polygon>
          <draw:path draw:style-name="gr25" draw:text-style-name="P6" draw:layer="layout" svg:width="0.598cm" svg:height="0.501cm" svg:x="6.8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i$§svg§600§TRUE§</svg:desc>
          <draw:polygon draw:style-name="gr24" draw:text-style-name="P5" draw:layer="layout" svg:width="0.382cm" svg:height="0.727cm" svg:x="15.209cm" svg:y="1.896cm" svg:viewBox="0 0 383 728" draw:points="191,728 0,728 0,0 383,0 383,728">
            <text:p/>
          </draw:polygon>
          <draw:path draw:style-name="gr25" draw:text-style-name="P6" draw:layer="layout" svg:width="0.294cm" svg:height="0.743cm" svg:x="15.24cm" svg:y="1.893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n$§svg§600§TRUE§</svg:desc>
          <draw:polygon draw:style-name="gr24" draw:text-style-name="P5" draw:layer="layout" svg:width="0.661cm" svg:height="0.476cm" svg:x="22.629cm" svg:y="10.998cm" svg:viewBox="0 0 662 477" draw:points="333,477 0,477 0,0 662,0 662,477">
            <text:p/>
          </draw:polygon>
          <draw:path draw:style-name="gr25" draw:text-style-name="P6" draw:layer="layout" svg:width="0.598cm" svg:height="0.501cm" svg:x="22.66cm" svg:y="10.983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line draw:style-name="gr23" draw:text-style-name="P1" draw:layer="layout" svg:x1="30.679cm" svg:y1="1.614cm" svg:x2="32.572cm" svg:y2="1.614cm">
          <text:p/>
        </draw:line>
        <draw:line draw:style-name="gr23" draw:text-style-name="P1" draw:layer="layout" svg:x1="32.493cm" svg:y1="10.401cm" svg:x2="30.6cm" svg:y2="10.401cm">
          <text:p/>
        </draw:line>
        <draw:g>
          <svg:title>TexMaths</svg:title>
          <svg:desc>40§latex§$i$§svg§600§TRUE§</svg:desc>
          <draw:polygon draw:style-name="gr24" draw:text-style-name="P5" draw:layer="layout" svg:width="0.382cm" svg:height="0.727cm" svg:x="31.03cm" svg:y="1.885cm" svg:viewBox="0 0 383 728" draw:points="191,728 0,728 0,0 383,0 383,728">
            <text:p/>
          </draw:polygon>
          <draw:path draw:style-name="gr25" draw:text-style-name="P6" draw:layer="layout" svg:width="0.294cm" svg:height="0.743cm" svg:x="31.061cm" svg:y="1.882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l$§svg§600§TRUE§</svg:desc>
          <draw:polygon draw:style-name="gr24" draw:text-style-name="P5" draw:layer="layout" svg:width="0.351cm" svg:height="0.765cm" svg:x="31.265cm" svg:y="10.721cm" svg:viewBox="0 0 352 766" draw:points="176,766 0,766 0,0 352,0 352,766">
            <text:p/>
          </draw:polygon>
          <draw:path draw:style-name="gr25" draw:text-style-name="P6" draw:layer="layout" svg:width="0.238cm" svg:height="0.78cm" svg:x="31.312cm" svg:y="10.718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rect draw:style-name="gr21" draw:text-style-name="P21" draw:layer="layout" svg:width="3.189cm" svg:height="10.961cm" svg:x="32.411cm" svg:y="0.539cm">
          <text:p/>
        </draw:rect>
        <draw:g>
          <svg:title>TexMaths</svg:title>
          <svg:desc>40§latex§$\rho$§svg§600§TRUE§</svg:desc>
          <draw:polygon draw:style-name="gr24" draw:text-style-name="P5" draw:layer="layout" svg:width="0.57cm" svg:height="0.689cm" svg:x="33.755cm" svg:y="5.168cm" svg:viewBox="0 0 571 690" draw:points="286,690 0,690 0,0 571,0 571,690">
            <text:p/>
          </draw:polygon>
          <draw:path draw:style-name="gr25" draw:text-style-name="P6" draw:layer="layout" svg:width="0.523cm" svg:height="0.727cm" svg:x="33.79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g>
          <svg:title>TexMaths</svg:title>
          <svg:desc>40§display§B^*§svg§600§TRUE§</svg:desc>
          <draw:frame draw:style-name="gr22" draw:text-style-name="P2" draw:layer="layout" svg:width="1.368cm" svg:height="0.828cm" svg:x="1.5cm" svg:y="9.706cm">
            <draw:image xlink:href="Pictures/10000CD3000001AC00000104B1FB604F8453E002.svg" xlink:type="simple" xlink:show="embed" xlink:actuate="onLoad" loext:mime-type="image/svg+xml">
              <text:p/>
            </draw:image>
            <draw:image xlink:href="Pictures/10000201000000180000000F1BE8C407CCF3138B.png" xlink:type="simple" xlink:show="embed" xlink:actuate="onLoad" loext:mime-type="image/png"/>
          </draw:frame>
        </draw:g>
        <draw:g>
          <svg:title>TexMaths</svg:title>
          <svg:desc>40§display§B^*§svg§600§TRUE§</svg:desc>
          <draw:frame draw:style-name="gr22" draw:text-style-name="P2" draw:layer="layout" svg:width="1.368cm" svg:height="0.828cm" svg:x="17.3cm" svg:y="9.806cm">
            <draw:image xlink:href="Pictures/10000CD3000001AC00000104B1FB604F8453E002.svg" xlink:type="simple" xlink:show="embed" xlink:actuate="onLoad" loext:mime-type="image/svg+xml">
              <text:p/>
            </draw:image>
            <draw:image xlink:href="Pictures/10000201000000180000000F1BE8C407CCF3138B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1H43M36S</meta:editing-duration>
    <meta:editing-cycles>7</meta:editing-cycles>
    <meta:generator>LibreOffice/6.1.4.2$Windows_X86_64 LibreOffice_project/9d0f32d1f0b509096fd65e0d4bec26ddd1938fd3</meta:generator>
    <dc:date>2019-02-24T22:00:15.085000000</dc:date>
    <meta:document-statistic meta:object-count="674"/>
  </office:meta>
</office:document-meta>
</file>